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WT 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Ui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float" office:value="1.7160252953587" calcext:value-type="float">
            <text:p>1.7160252953587</text:p>
          </table:table-cell>
          <table:table-cell office:value-type="float" office:value="0.125" calcext:value-type="float">
            <text:p>0.125</text:p>
          </table:table-cell>
          <table:table-cell office:value-type="float" office:value="5293.11058201" calcext:value-type="float">
            <text:p>5293.11058201</text:p>
          </table:table-cell>
          <table:table-cell table:formula="of:=[.D5]*[.C5]" office:value-type="float" office:value="661.63882275125" calcext:value-type="float">
            <text:p>661.63882275125</text:p>
          </table:table-cell>
          <table:table-cell table:formula="of:=[.B5]*[.C5]*[.D5]/1000" office:value-type="float" office:value="1.1353889562325" calcext:value-type="float">
            <text:p>1.135388956232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float" office:value="1.7276181856539" calcext:value-type="float">
            <text:p>1.7276181856539</text:p>
          </table:table-cell>
          <table:table-cell office:value-type="float" office:value="0.125" calcext:value-type="float">
            <text:p>0.125</text:p>
          </table:table-cell>
          <table:table-cell office:value-type="float" office:value="5293.11058201" calcext:value-type="float">
            <text:p>5293.11058201</text:p>
          </table:table-cell>
          <table:table-cell table:formula="of:=[.D6]*[.C6]" office:value-type="float" office:value="661.63882275125" calcext:value-type="float">
            <text:p>661.63882275125</text:p>
          </table:table-cell>
          <table:table-cell table:formula="of:=[.B6]*[.C6]*[.D6]/1000" office:value-type="float" office:value="1.1430592625197" calcext:value-type="float">
            <text:p>1.143059262519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float" office:value="1.7484710970479" calcext:value-type="float">
            <text:p>1.7484710970479</text:p>
          </table:table-cell>
          <table:table-cell office:value-type="float" office:value="0.125" calcext:value-type="float">
            <text:p>0.125</text:p>
          </table:table-cell>
          <table:table-cell office:value-type="float" office:value="5293.11058201" calcext:value-type="float">
            <text:p>5293.11058201</text:p>
          </table:table-cell>
          <table:table-cell table:formula="of:=[.D7]*[.C7]" office:value-type="float" office:value="661.63882275125" calcext:value-type="float">
            <text:p>661.63882275125</text:p>
          </table:table-cell>
          <table:table-cell table:formula="of:=[.B7]*[.C7]*[.D7]/1000" office:value-type="float" office:value="1.15685635826536" calcext:value-type="float">
            <text:p>1.1568563582653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float" office:value="1.7737067932481" calcext:value-type="float">
            <text:p>1.7737067932481</text:p>
          </table:table-cell>
          <table:table-cell office:value-type="float" office:value="0.125" calcext:value-type="float">
            <text:p>0.125</text:p>
          </table:table-cell>
          <table:table-cell office:value-type="float" office:value="5293.11058201" calcext:value-type="float">
            <text:p>5293.11058201</text:p>
          </table:table-cell>
          <table:table-cell table:formula="of:=[.D8]*[.C8]" office:value-type="float" office:value="661.63882275125" calcext:value-type="float">
            <text:p>661.63882275125</text:p>
          </table:table-cell>
          <table:table-cell table:formula="of:=[.B8]*[.C8]*[.D8]/1000" office:value-type="float" office:value="1.17355327459057" calcext:value-type="float">
            <text:p>1.1735532745905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float" office:value="1.7512005485229" calcext:value-type="float">
            <text:p>1.7512005485229</text:p>
          </table:table-cell>
          <table:table-cell office:value-type="float" office:value="0.125" calcext:value-type="float">
            <text:p>0.125</text:p>
          </table:table-cell>
          <table:table-cell office:value-type="float" office:value="5293.11058201" calcext:value-type="float">
            <text:p>5293.11058201</text:p>
          </table:table-cell>
          <table:table-cell table:formula="of:=[.D9]*[.C9]" office:value-type="float" office:value="661.63882275125" calcext:value-type="float">
            <text:p>661.63882275125</text:p>
          </table:table-cell>
          <table:table-cell table:formula="of:=[.B9]*[.C9]*[.D9]/1000" office:value-type="float" office:value="1.15866226932603" calcext:value-type="float">
            <text:p>1.1586622693260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float" office:value="1.7959618143463" calcext:value-type="float">
            <text:p>1.7959618143463</text:p>
          </table:table-cell>
          <table:table-cell office:value-type="float" office:value="0.125" calcext:value-type="float">
            <text:p>0.125</text:p>
          </table:table-cell>
          <table:table-cell office:value-type="float" office:value="5293.11058201" calcext:value-type="float">
            <text:p>5293.11058201</text:p>
          </table:table-cell>
          <table:table-cell table:formula="of:=[.D10]*[.C10]" office:value-type="float" office:value="661.63882275125" calcext:value-type="float">
            <text:p>661.63882275125</text:p>
          </table:table-cell>
          <table:table-cell table:formula="of:=[.B10]*[.C10]*[.D10]/1000" office:value-type="float" office:value="1.18827806055029" calcext:value-type="float">
            <text:p>1.1882780605502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float" office:value="1.8259252531637" calcext:value-type="float">
            <text:p>1.8259252531637</text:p>
          </table:table-cell>
          <table:table-cell office:value-type="float" office:value="0.125" calcext:value-type="float">
            <text:p>0.125</text:p>
          </table:table-cell>
          <table:table-cell office:value-type="float" office:value="5293.11058201" calcext:value-type="float">
            <text:p>5293.11058201</text:p>
          </table:table-cell>
          <table:table-cell table:formula="of:=[.D11]*[.C11]" office:value-type="float" office:value="661.63882275125" calcext:value-type="float">
            <text:p>661.63882275125</text:p>
          </table:table-cell>
          <table:table-cell table:formula="of:=[.B11]*[.C11]*[.D11]/1000" office:value-type="float" office:value="1.20810303493501" calcext:value-type="float">
            <text:p>1.2081030349350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float" office:value="1.7720823839654" calcext:value-type="float">
            <text:p>1.7720823839654</text:p>
          </table:table-cell>
          <table:table-cell office:value-type="float" office:value="0.125" calcext:value-type="float">
            <text:p>0.125</text:p>
          </table:table-cell>
          <table:table-cell office:value-type="float" office:value="5293.11058201" calcext:value-type="float">
            <text:p>5293.11058201</text:p>
          </table:table-cell>
          <table:table-cell table:formula="of:=[.D12]*[.C12]" office:value-type="float" office:value="661.63882275125" calcext:value-type="float">
            <text:p>661.63882275125</text:p>
          </table:table-cell>
          <table:table-cell table:formula="of:=[.B12]*[.C12]*[.D12]/1000" office:value-type="float" office:value="1.1724785023451" calcext:value-type="float">
            <text:p>1.1724785023451</text:p>
          </table:table-cell>
        </table:table-row>
        <table:table-row table:style-name="ro1">
          <table:table-cell table:number-columns-repeated="5"/>
          <table:table-cell table:formula="of:=SUM([.F5:.F12])" office:value-type="float" office:value="9.33637971876455" calcext:value-type="float">
            <text:p>9.3363797187645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WT 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T 0</text:p>
          </table:table-cell>
          <table:table-cell office:value-type="float" office:value="2.24227427290625" calcext:value-type="float">
            <text:p>2.24227427290625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5293.21564013778" calcext:value-type="float">
            <text:p>5293.21564013778</text:p>
          </table:table-cell>
          <table:table-cell table:formula="of:=[.D16]*[.C16]" office:value-type="float" office:value="330.825977508611" calcext:value-type="float">
            <text:p>330.825977508611</text:p>
          </table:table-cell>
          <table:table-cell table:formula="of:=[.B16]*[.C16]*[.D16]/1000" office:value-type="float" office:value="0.741802578176621" calcext:value-type="float">
            <text:p>0.741802578176621</text:p>
          </table:table-cell>
        </table:table-row>
        <table:table-row table:style-name="ro1">
          <table:table-cell office:value-type="string" calcext:value-type="string">
            <text:p>WT 1</text:p>
          </table:table-cell>
          <table:table-cell office:value-type="float" office:value="2.15915993983" calcext:value-type="float">
            <text:p>2.15915993983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5293.21564013778" calcext:value-type="float">
            <text:p>5293.21564013778</text:p>
          </table:table-cell>
          <table:table-cell table:formula="of:=[.D17]*[.C17]" office:value-type="float" office:value="330.825977508611" calcext:value-type="float">
            <text:p>330.825977508611</text:p>
          </table:table-cell>
          <table:table-cell table:formula="of:=[.B17]*[.C17]*[.D17]/1000" office:value-type="float" office:value="0.714306197691694" calcext:value-type="float">
            <text:p>0.714306197691694</text:p>
          </table:table-cell>
        </table:table-row>
        <table:table-row table:style-name="ro1">
          <table:table-cell office:value-type="string" calcext:value-type="string">
            <text:p>WT 2</text:p>
          </table:table-cell>
          <table:table-cell office:value-type="float" office:value="2.23250294120737" calcext:value-type="float">
            <text:p>2.23250294120737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5293.21564013778" calcext:value-type="float">
            <text:p>5293.21564013778</text:p>
          </table:table-cell>
          <table:table-cell table:formula="of:=[.D18]*[.C18]" office:value-type="float" office:value="330.825977508611" calcext:value-type="float">
            <text:p>330.825977508611</text:p>
          </table:table-cell>
          <table:table-cell table:formula="of:=[.B18]*[.C18]*[.D18]/1000" office:value-type="float" office:value="0.738569967815778" calcext:value-type="float">
            <text:p>0.738569967815778</text:p>
          </table:table-cell>
        </table:table-row>
        <table:table-row table:style-name="ro1">
          <table:table-cell office:value-type="string" calcext:value-type="string">
            <text:p>WT 3</text:p>
          </table:table-cell>
          <table:table-cell office:value-type="float" office:value="2.07514623159425" calcext:value-type="float">
            <text:p>2.07514623159425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5293.21564013778" calcext:value-type="float">
            <text:p>5293.21564013778</text:p>
          </table:table-cell>
          <table:table-cell table:formula="of:=[.D19]*[.C19]" office:value-type="float" office:value="330.825977508611" calcext:value-type="float">
            <text:p>330.825977508611</text:p>
          </table:table-cell>
          <table:table-cell table:formula="of:=[.B19]*[.C19]*[.D19]/1000" office:value-type="float" office:value="0.686512280540479" calcext:value-type="float">
            <text:p>0.686512280540479</text:p>
          </table:table-cell>
        </table:table-row>
        <table:table-row table:style-name="ro1">
          <table:table-cell office:value-type="string" calcext:value-type="string">
            <text:p>WT 4</text:p>
          </table:table-cell>
          <table:table-cell office:value-type="float" office:value="2.1826528680135" calcext:value-type="float">
            <text:p>2.1826528680135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5293.21564013778" calcext:value-type="float">
            <text:p>5293.21564013778</text:p>
          </table:table-cell>
          <table:table-cell table:formula="of:=[.D20]*[.C20]" office:value-type="float" office:value="330.825977508611" calcext:value-type="float">
            <text:p>330.825977508611</text:p>
          </table:table-cell>
          <table:table-cell table:formula="of:=[.B20]*[.C20]*[.D20]/1000" office:value-type="float" office:value="0.72207826862254" calcext:value-type="float">
            <text:p>0.72207826862254</text:p>
          </table:table-cell>
        </table:table-row>
        <table:table-row table:style-name="ro1">
          <table:table-cell office:value-type="string" calcext:value-type="string">
            <text:p>WT 5</text:p>
          </table:table-cell>
          <table:table-cell office:value-type="float" office:value="2.12437769579387" calcext:value-type="float">
            <text:p>2.12437769579387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5293.21564013778" calcext:value-type="float">
            <text:p>5293.21564013778</text:p>
          </table:table-cell>
          <table:table-cell table:formula="of:=[.D21]*[.C21]" office:value-type="float" office:value="330.825977508611" calcext:value-type="float">
            <text:p>330.825977508611</text:p>
          </table:table-cell>
          <table:table-cell table:formula="of:=[.B21]*[.C21]*[.D21]/1000" office:value-type="float" office:value="0.702799327808498" calcext:value-type="float">
            <text:p>0.702799327808498</text:p>
          </table:table-cell>
        </table:table-row>
        <table:table-row table:style-name="ro1">
          <table:table-cell office:value-type="string" calcext:value-type="string">
            <text:p>WT 6</text:p>
          </table:table-cell>
          <table:table-cell office:value-type="float" office:value="2.1117821536205" calcext:value-type="float">
            <text:p>2.1117821536205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5293.21564013778" calcext:value-type="float">
            <text:p>5293.21564013778</text:p>
          </table:table-cell>
          <table:table-cell table:formula="of:=[.D22]*[.C22]" office:value-type="float" office:value="330.825977508611" calcext:value-type="float">
            <text:p>330.825977508611</text:p>
          </table:table-cell>
          <table:table-cell table:formula="of:=[.B22]*[.C22]*[.D22]/1000" office:value-type="float" office:value="0.698632395256742" calcext:value-type="float">
            <text:p>0.698632395256742</text:p>
          </table:table-cell>
        </table:table-row>
        <table:table-row table:style-name="ro1">
          <table:table-cell office:value-type="string" calcext:value-type="string">
            <text:p>WT 7</text:p>
          </table:table-cell>
          <table:table-cell office:value-type="float" office:value="2.1763503939555" calcext:value-type="float">
            <text:p>2.1763503939555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5293.21564013778" calcext:value-type="float">
            <text:p>5293.21564013778</text:p>
          </table:table-cell>
          <table:table-cell table:formula="of:=[.D23]*[.C23]" office:value-type="float" office:value="330.825977508611" calcext:value-type="float">
            <text:p>330.825977508611</text:p>
          </table:table-cell>
          <table:table-cell table:formula="of:=[.B23]*[.C23]*[.D23]/1000" office:value-type="float" office:value="0.719993246481579" calcext:value-type="float">
            <text:p>0.719993246481579</text:p>
          </table:table-cell>
        </table:table-row>
        <table:table-row table:style-name="ro1">
          <table:table-cell office:value-type="string" calcext:value-type="string">
            <text:p>WT 8</text:p>
          </table:table-cell>
          <table:table-cell office:value-type="float" office:value="2.13212264219025" calcext:value-type="float">
            <text:p>2.13212264219025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5293.21564013778" calcext:value-type="float">
            <text:p>5293.21564013778</text:p>
          </table:table-cell>
          <table:table-cell table:formula="of:=[.D24]*[.C24]" office:value-type="float" office:value="330.825977508611" calcext:value-type="float">
            <text:p>330.825977508611</text:p>
          </table:table-cell>
          <table:table-cell table:formula="of:=[.B24]*[.C24]*[.D24]/1000" office:value-type="float" office:value="0.705361557270833" calcext:value-type="float">
            <text:p>0.705361557270833</text:p>
          </table:table-cell>
        </table:table-row>
        <table:table-row table:style-name="ro1">
          <table:table-cell office:value-type="string" calcext:value-type="string">
            <text:p>WT 9</text:p>
          </table:table-cell>
          <table:table-cell office:value-type="float" office:value="2.20624928635837" calcext:value-type="float">
            <text:p>2.20624928635837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5293.21564013778" calcext:value-type="float">
            <text:p>5293.21564013778</text:p>
          </table:table-cell>
          <table:table-cell table:formula="of:=[.D25]*[.C25]" office:value-type="float" office:value="330.825977508611" calcext:value-type="float">
            <text:p>330.825977508611</text:p>
          </table:table-cell>
          <table:table-cell table:formula="of:=[.B25]*[.C25]*[.D25]/1000" office:value-type="float" office:value="0.729884576787184" calcext:value-type="float">
            <text:p>0.729884576787184</text:p>
          </table:table-cell>
        </table:table-row>
        <table:table-row table:style-name="ro1">
          <table:table-cell office:value-type="string" calcext:value-type="string">
            <text:p>WT 10</text:p>
          </table:table-cell>
          <table:table-cell office:value-type="float" office:value="2.09201120673162" calcext:value-type="float">
            <text:p>2.09201120673162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5293.21564013778" calcext:value-type="float">
            <text:p>5293.21564013778</text:p>
          </table:table-cell>
          <table:table-cell table:formula="of:=[.D26]*[.C26]" office:value-type="float" office:value="330.825977508611" calcext:value-type="float">
            <text:p>330.825977508611</text:p>
          </table:table-cell>
          <table:table-cell table:formula="of:=[.B26]*[.C26]*[.D26]/1000" office:value-type="float" office:value="0.692091652425958" calcext:value-type="float">
            <text:p>0.692091652425958</text:p>
          </table:table-cell>
        </table:table-row>
        <table:table-row table:style-name="ro1">
          <table:table-cell office:value-type="string" calcext:value-type="string">
            <text:p>WT 11</text:p>
          </table:table-cell>
          <table:table-cell office:value-type="float" office:value="2.20946456180638" calcext:value-type="float">
            <text:p>2.20946456180638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5293.21564013778" calcext:value-type="float">
            <text:p>5293.21564013778</text:p>
          </table:table-cell>
          <table:table-cell table:formula="of:=[.D27]*[.C27]" office:value-type="float" office:value="330.825977508611" calcext:value-type="float">
            <text:p>330.825977508611</text:p>
          </table:table-cell>
          <table:table-cell table:formula="of:=[.B27]*[.C27]*[.D27]/1000" office:value-type="float" office:value="0.730948273430231" calcext:value-type="float">
            <text:p>0.730948273430231</text:p>
          </table:table-cell>
        </table:table-row>
        <table:table-row table:style-name="ro1">
          <table:table-cell office:value-type="string" calcext:value-type="string">
            <text:p>WT 12</text:p>
          </table:table-cell>
          <table:table-cell office:value-type="float" office:value="2.229227814734" calcext:value-type="float">
            <text:p>2.229227814734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5293.21564013778" calcext:value-type="float">
            <text:p>5293.21564013778</text:p>
          </table:table-cell>
          <table:table-cell table:formula="of:=[.D28]*[.C28]" office:value-type="float" office:value="330.825977508611" calcext:value-type="float">
            <text:p>330.825977508611</text:p>
          </table:table-cell>
          <table:table-cell table:formula="of:=[.B28]*[.C28]*[.D28]/1000" office:value-type="float" office:value="0.737486470898761" calcext:value-type="float">
            <text:p>0.737486470898761</text:p>
          </table:table-cell>
        </table:table-row>
        <table:table-row table:style-name="ro1">
          <table:table-cell office:value-type="string" calcext:value-type="string">
            <text:p>WT 13</text:p>
          </table:table-cell>
          <table:table-cell office:value-type="float" office:value="2.05810496588025" calcext:value-type="float">
            <text:p>2.05810496588025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5293.21564013778" calcext:value-type="float">
            <text:p>5293.21564013778</text:p>
          </table:table-cell>
          <table:table-cell table:formula="of:=[.D29]*[.C29]" office:value-type="float" office:value="330.825977508611" calcext:value-type="float">
            <text:p>330.825977508611</text:p>
          </table:table-cell>
          <table:table-cell table:formula="of:=[.B29]*[.C29]*[.D29]/1000" office:value-type="float" office:value="0.680874587152661" calcext:value-type="float">
            <text:p>0.680874587152661</text:p>
          </table:table-cell>
        </table:table-row>
        <table:table-row table:style-name="ro1">
          <table:table-cell office:value-type="string" calcext:value-type="string">
            <text:p>WT 14</text:p>
          </table:table-cell>
          <table:table-cell office:value-type="float" office:value="2.22157153190437" calcext:value-type="float">
            <text:p>2.22157153190437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5293.21564013778" calcext:value-type="float">
            <text:p>5293.21564013778</text:p>
          </table:table-cell>
          <table:table-cell table:formula="of:=[.D30]*[.C30]" office:value-type="float" office:value="330.825977508611" calcext:value-type="float">
            <text:p>330.825977508611</text:p>
          </table:table-cell>
          <table:table-cell table:formula="of:=[.B30]*[.C30]*[.D30]/1000" office:value-type="float" office:value="0.734953573647566" calcext:value-type="float">
            <text:p>0.734953573647566</text:p>
          </table:table-cell>
        </table:table-row>
        <table:table-row table:style-name="ro1">
          <table:table-cell office:value-type="string" calcext:value-type="string">
            <text:p>WT 15</text:p>
          </table:table-cell>
          <table:table-cell office:value-type="float" office:value="2.17292855043737" calcext:value-type="float">
            <text:p>2.17292855043737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5293.21564013778" calcext:value-type="float">
            <text:p>5293.21564013778</text:p>
          </table:table-cell>
          <table:table-cell table:formula="of:=[.D31]*[.C31]" office:value-type="float" office:value="330.825977508611" calcext:value-type="float">
            <text:p>330.825977508611</text:p>
          </table:table-cell>
          <table:table-cell table:formula="of:=[.B31]*[.C31]*[.D31]/1000" office:value-type="float" office:value="0.718861211754813" calcext:value-type="float">
            <text:p>0.718861211754813</text:p>
          </table:table-cell>
        </table:table-row>
        <table:table-row table:style-name="ro1">
          <table:table-cell table:number-columns-repeated="5"/>
          <table:table-cell table:formula="of:=SUM([.F16:.F31])" office:value-type="float" office:value="11.4551561657619" calcext:value-type="float">
            <text:p>11.4551561657619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WT 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T 0</text:p>
          </table:table-cell>
          <table:table-cell office:value-type="float" office:value="2.40593059071625" calcext:value-type="float">
            <text:p>2.40593059071625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550.11271331667" calcext:value-type="float">
            <text:p>5550.11271331667</text:p>
          </table:table-cell>
          <table:table-cell table:formula="of:=[.D36]*[.C36]" office:value-type="float" office:value="173.441022291146" calcext:value-type="float">
            <text:p>173.441022291146</text:p>
          </table:table-cell>
          <table:table-cell table:formula="of:=[.B36]*[.C36]*[.D36]/1000" office:value-type="float" office:value="0.417287061215367" calcext:value-type="float">
            <text:p>0.417287061215367</text:p>
          </table:table-cell>
        </table:table-row>
        <table:table-row table:style-name="ro1">
          <table:table-cell office:value-type="string" calcext:value-type="string">
            <text:p>WT 1</text:p>
          </table:table-cell>
          <table:table-cell office:value-type="float" office:value="2.2939626582275" calcext:value-type="float">
            <text:p>2.2939626582275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550.11271331667" calcext:value-type="float">
            <text:p>5550.11271331667</text:p>
          </table:table-cell>
          <table:table-cell table:formula="of:=[.D37]*[.C37]" office:value-type="float" office:value="173.441022291146" calcext:value-type="float">
            <text:p>173.441022291146</text:p>
          </table:table-cell>
          <table:table-cell table:formula="of:=[.B37]*[.C37]*[.D37]/1000" office:value-type="float" office:value="0.397867228540692" calcext:value-type="float">
            <text:p>0.397867228540692</text:p>
          </table:table-cell>
        </table:table-row>
        <table:table-row table:style-name="ro1">
          <table:table-cell office:value-type="string" calcext:value-type="string">
            <text:p>WT 2</text:p>
          </table:table-cell>
          <table:table-cell office:value-type="float" office:value="2.2596205959925" calcext:value-type="float">
            <text:p>2.2596205959925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550.11271331667" calcext:value-type="float">
            <text:p>5550.11271331667</text:p>
          </table:table-cell>
          <table:table-cell table:formula="of:=[.D38]*[.C38]" office:value-type="float" office:value="173.441022291146" calcext:value-type="float">
            <text:p>173.441022291146</text:p>
          </table:table-cell>
          <table:table-cell table:formula="of:=[.B38]*[.C38]*[.D38]/1000" office:value-type="float" office:value="0.391910906159068" calcext:value-type="float">
            <text:p>0.391910906159068</text:p>
          </table:table-cell>
        </table:table-row>
        <table:table-row table:style-name="ro1">
          <table:table-cell office:value-type="string" calcext:value-type="string">
            <text:p>WT 3</text:p>
          </table:table-cell>
          <table:table-cell office:value-type="float" office:value="2.19842734704375" calcext:value-type="float">
            <text:p>2.19842734704375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550.11271331667" calcext:value-type="float">
            <text:p>5550.11271331667</text:p>
          </table:table-cell>
          <table:table-cell table:formula="of:=[.D39]*[.C39]" office:value-type="float" office:value="173.441022291146" calcext:value-type="float">
            <text:p>173.441022291146</text:p>
          </table:table-cell>
          <table:table-cell table:formula="of:=[.B39]*[.C39]*[.D39]/1000" office:value-type="float" office:value="0.38129748650408" calcext:value-type="float">
            <text:p>0.38129748650408</text:p>
          </table:table-cell>
        </table:table-row>
        <table:table-row table:style-name="ro1">
          <table:table-cell office:value-type="string" calcext:value-type="string">
            <text:p>WT 4</text:p>
          </table:table-cell>
          <table:table-cell office:value-type="float" office:value="2.24609295886" calcext:value-type="float">
            <text:p>2.24609295886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550.11271331667" calcext:value-type="float">
            <text:p>5550.11271331667</text:p>
          </table:table-cell>
          <table:table-cell table:formula="of:=[.D40]*[.C40]" office:value-type="float" office:value="173.441022291146" calcext:value-type="float">
            <text:p>173.441022291146</text:p>
          </table:table-cell>
          <table:table-cell table:formula="of:=[.B40]*[.C40]*[.D40]/1000" office:value-type="float" office:value="0.389564658945623" calcext:value-type="float">
            <text:p>0.389564658945623</text:p>
          </table:table-cell>
        </table:table-row>
        <table:table-row table:style-name="ro1">
          <table:table-cell office:value-type="string" calcext:value-type="string">
            <text:p>WT 5</text:p>
          </table:table-cell>
          <table:table-cell office:value-type="float" office:value="2.36010585443125" calcext:value-type="float">
            <text:p>2.36010585443125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550.11271331667" calcext:value-type="float">
            <text:p>5550.11271331667</text:p>
          </table:table-cell>
          <table:table-cell table:formula="of:=[.D41]*[.C41]" office:value-type="float" office:value="173.441022291146" calcext:value-type="float">
            <text:p>173.441022291146</text:p>
          </table:table-cell>
          <table:table-cell table:formula="of:=[.B41]*[.C41]*[.D41]/1000" office:value-type="float" office:value="0.409339172107875" calcext:value-type="float">
            <text:p>0.409339172107875</text:p>
          </table:table-cell>
        </table:table-row>
        <table:table-row table:style-name="ro1">
          <table:table-cell office:value-type="string" calcext:value-type="string">
            <text:p>WT 6</text:p>
          </table:table-cell>
          <table:table-cell office:value-type="float" office:value="2.34359190401" calcext:value-type="float">
            <text:p>2.34359190401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550.11271331667" calcext:value-type="float">
            <text:p>5550.11271331667</text:p>
          </table:table-cell>
          <table:table-cell table:formula="of:=[.D42]*[.C42]" office:value-type="float" office:value="173.441022291146" calcext:value-type="float">
            <text:p>173.441022291146</text:p>
          </table:table-cell>
          <table:table-cell table:formula="of:=[.B42]*[.C42]*[.D42]/1000" office:value-type="float" office:value="0.406474975664748" calcext:value-type="float">
            <text:p>0.406474975664748</text:p>
          </table:table-cell>
        </table:table-row>
        <table:table-row table:style-name="ro1">
          <table:table-cell office:value-type="string" calcext:value-type="string">
            <text:p>WT 7</text:p>
          </table:table-cell>
          <table:table-cell office:value-type="float" office:value="2.3686027426175" calcext:value-type="float">
            <text:p>2.3686027426175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550.11271331667" calcext:value-type="float">
            <text:p>5550.11271331667</text:p>
          </table:table-cell>
          <table:table-cell table:formula="of:=[.D43]*[.C43]" office:value-type="float" office:value="173.441022291146" calcext:value-type="float">
            <text:p>173.441022291146</text:p>
          </table:table-cell>
          <table:table-cell table:formula="of:=[.B43]*[.C43]*[.D43]/1000" office:value-type="float" office:value="0.410812881081191" calcext:value-type="float">
            <text:p>0.410812881081191</text:p>
          </table:table-cell>
        </table:table-row>
        <table:table-row table:style-name="ro1">
          <table:table-cell office:value-type="string" calcext:value-type="string">
            <text:p>WT 8</text:p>
          </table:table-cell>
          <table:table-cell office:value-type="float" office:value="2.4433217035875" calcext:value-type="float">
            <text:p>2.4433217035875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550.11271331667" calcext:value-type="float">
            <text:p>5550.11271331667</text:p>
          </table:table-cell>
          <table:table-cell table:formula="of:=[.D44]*[.C44]" office:value-type="float" office:value="173.441022291146" calcext:value-type="float">
            <text:p>173.441022291146</text:p>
          </table:table-cell>
          <table:table-cell table:formula="of:=[.B44]*[.C44]*[.D44]/1000" office:value-type="float" office:value="0.42377221405636" calcext:value-type="float">
            <text:p>0.42377221405636</text:p>
          </table:table-cell>
        </table:table-row>
        <table:table-row table:style-name="ro1">
          <table:table-cell office:value-type="string" calcext:value-type="string">
            <text:p>WT 9</text:p>
          </table:table-cell>
          <table:table-cell office:value-type="float" office:value="2.2775984177225" calcext:value-type="float">
            <text:p>2.2775984177225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550.11271331667" calcext:value-type="float">
            <text:p>5550.11271331667</text:p>
          </table:table-cell>
          <table:table-cell table:formula="of:=[.D45]*[.C45]" office:value-type="float" office:value="173.441022291146" calcext:value-type="float">
            <text:p>173.441022291146</text:p>
          </table:table-cell>
          <table:table-cell table:formula="of:=[.B45]*[.C45]*[.D45]/1000" office:value-type="float" office:value="0.395028997938487" calcext:value-type="float">
            <text:p>0.395028997938487</text:p>
          </table:table-cell>
        </table:table-row>
        <table:table-row table:style-name="ro1">
          <table:table-cell office:value-type="string" calcext:value-type="string">
            <text:p>WT 10</text:p>
          </table:table-cell>
          <table:table-cell office:value-type="float" office:value="2.3264936181425" calcext:value-type="float">
            <text:p>2.3264936181425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550.11271331667" calcext:value-type="float">
            <text:p>5550.11271331667</text:p>
          </table:table-cell>
          <table:table-cell table:formula="of:=[.D46]*[.C46]" office:value-type="float" office:value="173.441022291146" calcext:value-type="float">
            <text:p>173.441022291146</text:p>
          </table:table-cell>
          <table:table-cell table:formula="of:=[.B46]*[.C46]*[.D46]/1000" office:value-type="float" office:value="0.403509431484462" calcext:value-type="float">
            <text:p>0.403509431484462</text:p>
          </table:table-cell>
        </table:table-row>
        <table:table-row table:style-name="ro1">
          <table:table-cell office:value-type="string" calcext:value-type="string">
            <text:p>WT 11</text:p>
          </table:table-cell>
          <table:table-cell office:value-type="float" office:value="2.25411664029375" calcext:value-type="float">
            <text:p>2.25411664029375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550.11271331667" calcext:value-type="float">
            <text:p>5550.11271331667</text:p>
          </table:table-cell>
          <table:table-cell table:formula="of:=[.D47]*[.C47]" office:value-type="float" office:value="173.441022291146" calcext:value-type="float">
            <text:p>173.441022291146</text:p>
          </table:table-cell>
          <table:table-cell table:formula="of:=[.B47]*[.C47]*[.D47]/1000" office:value-type="float" office:value="0.390956294456031" calcext:value-type="float">
            <text:p>0.390956294456031</text:p>
          </table:table-cell>
        </table:table-row>
        <table:table-row table:style-name="ro1">
          <table:table-cell office:value-type="string" calcext:value-type="string">
            <text:p>WT 12</text:p>
          </table:table-cell>
          <table:table-cell office:value-type="float" office:value="2.2204096519" calcext:value-type="float">
            <text:p>2.2204096519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550.11271331667" calcext:value-type="float">
            <text:p>5550.11271331667</text:p>
          </table:table-cell>
          <table:table-cell table:formula="of:=[.D48]*[.C48]" office:value-type="float" office:value="173.441022291146" calcext:value-type="float">
            <text:p>173.441022291146</text:p>
          </table:table-cell>
          <table:table-cell table:formula="of:=[.B48]*[.C48]*[.D48]/1000" office:value-type="float" office:value="0.385110119930663" calcext:value-type="float">
            <text:p>0.385110119930663</text:p>
          </table:table-cell>
        </table:table-row>
        <table:table-row table:style-name="ro1">
          <table:table-cell office:value-type="string" calcext:value-type="string">
            <text:p>WT 13</text:p>
          </table:table-cell>
          <table:table-cell office:value-type="float" office:value="2.2496193829125" calcext:value-type="float">
            <text:p>2.2496193829125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550.11271331667" calcext:value-type="float">
            <text:p>5550.11271331667</text:p>
          </table:table-cell>
          <table:table-cell table:formula="of:=[.D49]*[.C49]" office:value-type="float" office:value="173.441022291146" calcext:value-type="float">
            <text:p>173.441022291146</text:p>
          </table:table-cell>
          <table:table-cell table:formula="of:=[.B49]*[.C49]*[.D49]/1000" office:value-type="float" office:value="0.390176285538321" calcext:value-type="float">
            <text:p>0.390176285538321</text:p>
          </table:table-cell>
        </table:table-row>
        <table:table-row table:style-name="ro1">
          <table:table-cell office:value-type="string" calcext:value-type="string">
            <text:p>WT 14</text:p>
          </table:table-cell>
          <table:table-cell office:value-type="float" office:value="2.32507067510625" calcext:value-type="float">
            <text:p>2.32507067510625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550.11271331667" calcext:value-type="float">
            <text:p>5550.11271331667</text:p>
          </table:table-cell>
          <table:table-cell table:formula="of:=[.D50]*[.C50]" office:value-type="float" office:value="173.441022291146" calcext:value-type="float">
            <text:p>173.441022291146</text:p>
          </table:table-cell>
          <table:table-cell table:formula="of:=[.B50]*[.C50]*[.D50]/1000" office:value-type="float" office:value="0.403262634789593" calcext:value-type="float">
            <text:p>0.403262634789593</text:p>
          </table:table-cell>
        </table:table-row>
        <table:table-row table:style-name="ro1">
          <table:table-cell office:value-type="string" calcext:value-type="string">
            <text:p>WT 15</text:p>
          </table:table-cell>
          <table:table-cell office:value-type="float" office:value="2.27270342827125" calcext:value-type="float">
            <text:p>2.27270342827125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550.11271331667" calcext:value-type="float">
            <text:p>5550.11271331667</text:p>
          </table:table-cell>
          <table:table-cell table:formula="of:=[.D51]*[.C51]" office:value-type="float" office:value="173.441022291146" calcext:value-type="float">
            <text:p>173.441022291146</text:p>
          </table:table-cell>
          <table:table-cell table:formula="of:=[.B51]*[.C51]*[.D51]/1000" office:value-type="float" office:value="0.394180005963958" calcext:value-type="float">
            <text:p>0.394180005963958</text:p>
          </table:table-cell>
        </table:table-row>
        <table:table-row table:style-name="ro1">
          <table:table-cell office:value-type="string" calcext:value-type="string">
            <text:p>WT 16</text:p>
          </table:table-cell>
          <table:table-cell office:value-type="float" office:value="2.33397378692" calcext:value-type="float">
            <text:p>2.33397378692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550.11271331667" calcext:value-type="float">
            <text:p>5550.11271331667</text:p>
          </table:table-cell>
          <table:table-cell table:formula="of:=[.D52]*[.C52]" office:value-type="float" office:value="173.441022291146" calcext:value-type="float">
            <text:p>173.441022291146</text:p>
          </table:table-cell>
          <table:table-cell table:formula="of:=[.B52]*[.C52]*[.D52]/1000" office:value-type="float" office:value="0.404806799604142" calcext:value-type="float">
            <text:p>0.404806799604142</text:p>
          </table:table-cell>
        </table:table-row>
        <table:table-row table:style-name="ro1">
          <table:table-cell office:value-type="string" calcext:value-type="string">
            <text:p>WT 17</text:p>
          </table:table-cell>
          <table:table-cell office:value-type="float" office:value="2.3741992879775" calcext:value-type="float">
            <text:p>2.3741992879775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550.11271331667" calcext:value-type="float">
            <text:p>5550.11271331667</text:p>
          </table:table-cell>
          <table:table-cell table:formula="of:=[.D53]*[.C53]" office:value-type="float" office:value="173.441022291146" calcext:value-type="float">
            <text:p>173.441022291146</text:p>
          </table:table-cell>
          <table:table-cell table:formula="of:=[.B53]*[.C53]*[.D53]/1000" office:value-type="float" office:value="0.411783551629728" calcext:value-type="float">
            <text:p>0.411783551629728</text:p>
          </table:table-cell>
        </table:table-row>
        <table:table-row table:style-name="ro1">
          <table:table-cell office:value-type="string" calcext:value-type="string">
            <text:p>WT 18</text:p>
          </table:table-cell>
          <table:table-cell office:value-type="float" office:value="2.2979309071725" calcext:value-type="float">
            <text:p>2.2979309071725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550.11271331667" calcext:value-type="float">
            <text:p>5550.11271331667</text:p>
          </table:table-cell>
          <table:table-cell table:formula="of:=[.D54]*[.C54]" office:value-type="float" office:value="173.441022291146" calcext:value-type="float">
            <text:p>173.441022291146</text:p>
          </table:table-cell>
          <table:table-cell table:formula="of:=[.B54]*[.C54]*[.D54]/1000" office:value-type="float" office:value="0.398555485694419" calcext:value-type="float">
            <text:p>0.398555485694419</text:p>
          </table:table-cell>
        </table:table-row>
        <table:table-row table:style-name="ro1">
          <table:table-cell office:value-type="string" calcext:value-type="string">
            <text:p>WT 19</text:p>
          </table:table-cell>
          <table:table-cell office:value-type="float" office:value="2.2972444092825" calcext:value-type="float">
            <text:p>2.2972444092825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550.11271331667" calcext:value-type="float">
            <text:p>5550.11271331667</text:p>
          </table:table-cell>
          <table:table-cell table:formula="of:=[.D55]*[.C55]" office:value-type="float" office:value="173.441022291146" calcext:value-type="float">
            <text:p>173.441022291146</text:p>
          </table:table-cell>
          <table:table-cell table:formula="of:=[.B55]*[.C55]*[.D55]/1000" office:value-type="float" office:value="0.398436418798576" calcext:value-type="float">
            <text:p>0.398436418798576</text:p>
          </table:table-cell>
        </table:table-row>
        <table:table-row table:style-name="ro1">
          <table:table-cell office:value-type="string" calcext:value-type="string">
            <text:p>WT 20</text:p>
          </table:table-cell>
          <table:table-cell office:value-type="float" office:value="2.4239528744725" calcext:value-type="float">
            <text:p>2.4239528744725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550.11271331667" calcext:value-type="float">
            <text:p>5550.11271331667</text:p>
          </table:table-cell>
          <table:table-cell table:formula="of:=[.D56]*[.C56]" office:value-type="float" office:value="173.441022291146" calcext:value-type="float">
            <text:p>173.441022291146</text:p>
          </table:table-cell>
          <table:table-cell table:formula="of:=[.B56]*[.C56]*[.D56]/1000" office:value-type="float" office:value="0.420412864534072" calcext:value-type="float">
            <text:p>0.420412864534072</text:p>
          </table:table-cell>
        </table:table-row>
        <table:table-row table:style-name="ro1">
          <table:table-cell office:value-type="string" calcext:value-type="string">
            <text:p>WT 21</text:p>
          </table:table-cell>
          <table:table-cell office:value-type="float" office:value="2.3069340189875" calcext:value-type="float">
            <text:p>2.3069340189875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550.11271331667" calcext:value-type="float">
            <text:p>5550.11271331667</text:p>
          </table:table-cell>
          <table:table-cell table:formula="of:=[.D57]*[.C57]" office:value-type="float" office:value="173.441022291146" calcext:value-type="float">
            <text:p>173.441022291146</text:p>
          </table:table-cell>
          <table:table-cell table:formula="of:=[.B57]*[.C57]*[.D57]/1000" office:value-type="float" office:value="0.400116994611414" calcext:value-type="float">
            <text:p>0.400116994611414</text:p>
          </table:table-cell>
        </table:table-row>
        <table:table-row table:style-name="ro1">
          <table:table-cell office:value-type="string" calcext:value-type="string">
            <text:p>WT 22</text:p>
          </table:table-cell>
          <table:table-cell office:value-type="float" office:value="2.31516524261375" calcext:value-type="float">
            <text:p>2.31516524261375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550.11271331667" calcext:value-type="float">
            <text:p>5550.11271331667</text:p>
          </table:table-cell>
          <table:table-cell table:formula="of:=[.D58]*[.C58]" office:value-type="float" office:value="173.441022291146" calcext:value-type="float">
            <text:p>173.441022291146</text:p>
          </table:table-cell>
          <table:table-cell table:formula="of:=[.B58]*[.C58]*[.D58]/1000" office:value-type="float" office:value="0.401544626451858" calcext:value-type="float">
            <text:p>0.401544626451858</text:p>
          </table:table-cell>
        </table:table-row>
        <table:table-row table:style-name="ro1">
          <table:table-cell office:value-type="string" calcext:value-type="string">
            <text:p>WT 23</text:p>
          </table:table-cell>
          <table:table-cell office:value-type="float" office:value="2.32887708333375" calcext:value-type="float">
            <text:p>2.32887708333375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550.11271331667" calcext:value-type="float">
            <text:p>5550.11271331667</text:p>
          </table:table-cell>
          <table:table-cell table:formula="of:=[.D59]*[.C59]" office:value-type="float" office:value="173.441022291146" calcext:value-type="float">
            <text:p>173.441022291146</text:p>
          </table:table-cell>
          <table:table-cell table:formula="of:=[.B59]*[.C59]*[.D59]/1000" office:value-type="float" office:value="0.403922822123828" calcext:value-type="float">
            <text:p>0.403922822123828</text:p>
          </table:table-cell>
        </table:table-row>
        <table:table-row table:style-name="ro1">
          <table:table-cell office:value-type="string" calcext:value-type="string">
            <text:p>WT 24</text:p>
          </table:table-cell>
          <table:table-cell office:value-type="float" office:value="2.40946091772125" calcext:value-type="float">
            <text:p>2.40946091772125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550.11271331667" calcext:value-type="float">
            <text:p>5550.11271331667</text:p>
          </table:table-cell>
          <table:table-cell table:formula="of:=[.D60]*[.C60]" office:value-type="float" office:value="173.441022291146" calcext:value-type="float">
            <text:p>173.441022291146</text:p>
          </table:table-cell>
          <table:table-cell table:formula="of:=[.B60]*[.C60]*[.D60]/1000" office:value-type="float" office:value="0.417899364740136" calcext:value-type="float">
            <text:p>0.417899364740136</text:p>
          </table:table-cell>
        </table:table-row>
        <table:table-row table:style-name="ro1">
          <table:table-cell office:value-type="string" calcext:value-type="string">
            <text:p>WT 25</text:p>
          </table:table-cell>
          <table:table-cell office:value-type="float" office:value="2.35922120253125" calcext:value-type="float">
            <text:p>2.35922120253125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550.11271331667" calcext:value-type="float">
            <text:p>5550.11271331667</text:p>
          </table:table-cell>
          <table:table-cell table:formula="of:=[.D61]*[.C61]" office:value-type="float" office:value="173.441022291146" calcext:value-type="float">
            <text:p>173.441022291146</text:p>
          </table:table-cell>
          <table:table-cell table:formula="of:=[.B61]*[.C61]*[.D61]/1000" office:value-type="float" office:value="0.409185737177967" calcext:value-type="float">
            <text:p>0.409185737177967</text:p>
          </table:table-cell>
        </table:table-row>
        <table:table-row table:style-name="ro1">
          <table:table-cell office:value-type="string" calcext:value-type="string">
            <text:p>WT 26</text:p>
          </table:table-cell>
          <table:table-cell office:value-type="float" office:value="2.27018829113875" calcext:value-type="float">
            <text:p>2.27018829113875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550.11271331667" calcext:value-type="float">
            <text:p>5550.11271331667</text:p>
          </table:table-cell>
          <table:table-cell table:formula="of:=[.D62]*[.C62]" office:value-type="float" office:value="173.441022291146" calcext:value-type="float">
            <text:p>173.441022291146</text:p>
          </table:table-cell>
          <table:table-cell table:formula="of:=[.B62]*[.C62]*[.D62]/1000" office:value-type="float" office:value="0.393743778008494" calcext:value-type="float">
            <text:p>0.393743778008494</text:p>
          </table:table-cell>
        </table:table-row>
        <table:table-row table:style-name="ro1">
          <table:table-cell office:value-type="string" calcext:value-type="string">
            <text:p>WT 27</text:p>
          </table:table-cell>
          <table:table-cell office:value-type="float" office:value="2.33404968354375" calcext:value-type="float">
            <text:p>2.33404968354375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550.11271331667" calcext:value-type="float">
            <text:p>5550.11271331667</text:p>
          </table:table-cell>
          <table:table-cell table:formula="of:=[.D63]*[.C63]" office:value-type="float" office:value="173.441022291146" calcext:value-type="float">
            <text:p>173.441022291146</text:p>
          </table:table-cell>
          <table:table-cell table:formula="of:=[.B63]*[.C63]*[.D63]/1000" office:value-type="float" office:value="0.404819963192154" calcext:value-type="float">
            <text:p>0.404819963192154</text:p>
          </table:table-cell>
        </table:table-row>
        <table:table-row table:style-name="ro1">
          <table:table-cell office:value-type="string" calcext:value-type="string">
            <text:p>WT 28</text:p>
          </table:table-cell>
          <table:table-cell office:value-type="float" office:value="2.38396313291262" calcext:value-type="float">
            <text:p>2.38396313291262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550.11271331667" calcext:value-type="float">
            <text:p>5550.11271331667</text:p>
          </table:table-cell>
          <table:table-cell table:formula="of:=[.D64]*[.C64]" office:value-type="float" office:value="173.441022291146" calcext:value-type="float">
            <text:p>173.441022291146</text:p>
          </table:table-cell>
          <table:table-cell table:formula="of:=[.B64]*[.C64]*[.D64]/1000" office:value-type="float" office:value="0.413477002876768" calcext:value-type="float">
            <text:p>0.413477002876768</text:p>
          </table:table-cell>
        </table:table-row>
        <table:table-row table:style-name="ro1">
          <table:table-cell office:value-type="string" calcext:value-type="string">
            <text:p>WT 29</text:p>
          </table:table-cell>
          <table:table-cell office:value-type="float" office:value="2.3504508438825" calcext:value-type="float">
            <text:p>2.3504508438825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550.11271331667" calcext:value-type="float">
            <text:p>5550.11271331667</text:p>
          </table:table-cell>
          <table:table-cell table:formula="of:=[.D65]*[.C65]" office:value-type="float" office:value="173.441022291146" calcext:value-type="float">
            <text:p>173.441022291146</text:p>
          </table:table-cell>
          <table:table-cell table:formula="of:=[.B65]*[.C65]*[.D65]/1000" office:value-type="float" office:value="0.407664597208068" calcext:value-type="float">
            <text:p>0.407664597208068</text:p>
          </table:table-cell>
        </table:table-row>
        <table:table-row table:style-name="ro1">
          <table:table-cell office:value-type="string" calcext:value-type="string">
            <text:p>WT 30</text:p>
          </table:table-cell>
          <table:table-cell office:value-type="float" office:value="2.33577114979" calcext:value-type="float">
            <text:p>2.33577114979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550.11271331667" calcext:value-type="float">
            <text:p>5550.11271331667</text:p>
          </table:table-cell>
          <table:table-cell table:formula="of:=[.D66]*[.C66]" office:value-type="float" office:value="173.441022291146" calcext:value-type="float">
            <text:p>173.441022291146</text:p>
          </table:table-cell>
          <table:table-cell table:formula="of:=[.B66]*[.C66]*[.D66]/1000" office:value-type="float" office:value="0.405118536057743" calcext:value-type="float">
            <text:p>0.405118536057743</text:p>
          </table:table-cell>
        </table:table-row>
        <table:table-row table:style-name="ro1">
          <table:table-cell office:value-type="string" calcext:value-type="string">
            <text:p>WT 31</text:p>
          </table:table-cell>
          <table:table-cell office:value-type="float" office:value="2.18272882384" calcext:value-type="float">
            <text:p>2.18272882384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550.11271331667" calcext:value-type="float">
            <text:p>5550.11271331667</text:p>
          </table:table-cell>
          <table:table-cell table:formula="of:=[.D67]*[.C67]" office:value-type="float" office:value="173.441022291146" calcext:value-type="float">
            <text:p>173.441022291146</text:p>
          </table:table-cell>
          <table:table-cell table:formula="of:=[.B67]*[.C67]*[.D67]/1000" office:value-type="float" office:value="0.37857471859116" calcext:value-type="float">
            <text:p>0.37857471859116</text:p>
          </table:table-cell>
        </table:table-row>
        <table:table-row table:style-name="ro1">
          <table:table-cell table:number-columns-repeated="5"/>
          <table:table-cell table:formula="of:=SUM([.F36:.F67])" office:value-type="float" office:value="12.860613615677" calcext:value-type="float">
            <text:p>12.86061361567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WT 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T 0</text:p>
          </table:table-cell>
          <table:table-cell office:value-type="float" office:value="2.2569177742625" calcext:value-type="float">
            <text:p>2.256917774262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71]*[.C71]" office:value-type="float" office:value="87.2397085056423" calcext:value-type="float">
            <text:p>87.2397085056423</text:p>
          </table:table-cell>
          <table:table-cell table:formula="of:=[.B71]*[.C71]*[.D71]/1000" office:value-type="float" office:value="0.196892848747864" calcext:value-type="float">
            <text:p>0.196892848747864</text:p>
          </table:table-cell>
        </table:table-row>
        <table:table-row table:style-name="ro1">
          <table:table-cell office:value-type="string" calcext:value-type="string">
            <text:p>WT 1</text:p>
          </table:table-cell>
          <table:table-cell office:value-type="float" office:value="2.19232927215375" calcext:value-type="float">
            <text:p>2.1923292721537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72]*[.C72]" office:value-type="float" office:value="87.2397085056423" calcext:value-type="float">
            <text:p>87.2397085056423</text:p>
          </table:table-cell>
          <table:table-cell table:formula="of:=[.B72]*[.C72]*[.D72]/1000" office:value-type="float" office:value="0.19125816665108" calcext:value-type="float">
            <text:p>0.19125816665108</text:p>
          </table:table-cell>
        </table:table-row>
        <table:table-row table:style-name="ro1">
          <table:table-cell office:value-type="string" calcext:value-type="string">
            <text:p>WT 2</text:p>
          </table:table-cell>
          <table:table-cell office:value-type="float" office:value="2.2567415611825" calcext:value-type="float">
            <text:p>2.256741561182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73]*[.C73]" office:value-type="float" office:value="87.2397085056423" calcext:value-type="float">
            <text:p>87.2397085056423</text:p>
          </table:table-cell>
          <table:table-cell table:formula="of:=[.B73]*[.C73]*[.D73]/1000" office:value-type="float" office:value="0.19687747597013" calcext:value-type="float">
            <text:p>0.19687747597013</text:p>
          </table:table-cell>
        </table:table-row>
        <table:table-row table:style-name="ro1">
          <table:table-cell office:value-type="string" calcext:value-type="string">
            <text:p>WT 3</text:p>
          </table:table-cell>
          <table:table-cell office:value-type="float" office:value="2.3516561708875" calcext:value-type="float">
            <text:p>2.351656170887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74]*[.C74]" office:value-type="float" office:value="87.2397085056423" calcext:value-type="float">
            <text:p>87.2397085056423</text:p>
          </table:table-cell>
          <table:table-cell table:formula="of:=[.B74]*[.C74]*[.D74]/1000" office:value-type="float" office:value="0.20515779885372" calcext:value-type="float">
            <text:p>0.20515779885372</text:p>
          </table:table-cell>
        </table:table-row>
        <table:table-row table:style-name="ro1">
          <table:table-cell office:value-type="string" calcext:value-type="string">
            <text:p>WT 4</text:p>
          </table:table-cell>
          <table:table-cell office:value-type="float" office:value="2.3236442774275" calcext:value-type="float">
            <text:p>2.323644277427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75]*[.C75]" office:value-type="float" office:value="87.2397085056423" calcext:value-type="float">
            <text:p>87.2397085056423</text:p>
          </table:table-cell>
          <table:table-cell table:formula="of:=[.B75]*[.C75]*[.D75]/1000" office:value-type="float" office:value="0.202714049433579" calcext:value-type="float">
            <text:p>0.202714049433579</text:p>
          </table:table-cell>
        </table:table-row>
        <table:table-row table:style-name="ro1">
          <table:table-cell office:value-type="string" calcext:value-type="string">
            <text:p>WT 5</text:p>
          </table:table-cell>
          <table:table-cell office:value-type="float" office:value="2.24351199894287" calcext:value-type="float">
            <text:p>2.24351199894287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76]*[.C76]" office:value-type="float" office:value="87.2397085056423" calcext:value-type="float">
            <text:p>87.2397085056423</text:p>
          </table:table-cell>
          <table:table-cell table:formula="of:=[.B76]*[.C76]*[.D76]/1000" office:value-type="float" office:value="0.195723332816687" calcext:value-type="float">
            <text:p>0.195723332816687</text:p>
          </table:table-cell>
        </table:table-row>
        <table:table-row table:style-name="ro1">
          <table:table-cell office:value-type="string" calcext:value-type="string">
            <text:p>WT 6</text:p>
          </table:table-cell>
          <table:table-cell office:value-type="float" office:value="2.57520015822762" calcext:value-type="float">
            <text:p>2.57520015822762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77]*[.C77]" office:value-type="float" office:value="87.2397085056423" calcext:value-type="float">
            <text:p>87.2397085056423</text:p>
          </table:table-cell>
          <table:table-cell table:formula="of:=[.B77]*[.C77]*[.D77]/1000" office:value-type="float" office:value="0.224659711147462" calcext:value-type="float">
            <text:p>0.224659711147462</text:p>
          </table:table-cell>
        </table:table-row>
        <table:table-row table:style-name="ro1">
          <table:table-cell office:value-type="string" calcext:value-type="string">
            <text:p>WT 7</text:p>
          </table:table-cell>
          <table:table-cell office:value-type="float" office:value="2.26514554325" calcext:value-type="float">
            <text:p>2.2651455432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78]*[.C78]" office:value-type="float" office:value="87.2397085056423" calcext:value-type="float">
            <text:p>87.2397085056423</text:p>
          </table:table-cell>
          <table:table-cell table:formula="of:=[.B78]*[.C78]*[.D78]/1000" office:value-type="float" office:value="0.197610636915985" calcext:value-type="float">
            <text:p>0.197610636915985</text:p>
          </table:table-cell>
        </table:table-row>
        <table:table-row table:style-name="ro1">
          <table:table-cell office:value-type="string" calcext:value-type="string">
            <text:p>WT 8</text:p>
          </table:table-cell>
          <table:table-cell office:value-type="float" office:value="2.20050606540125" calcext:value-type="float">
            <text:p>2.2005060654012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79]*[.C79]" office:value-type="float" office:value="87.2397085056423" calcext:value-type="float">
            <text:p>87.2397085056423</text:p>
          </table:table-cell>
          <table:table-cell table:formula="of:=[.B79]*[.C79]*[.D79]/1000" office:value-type="float" office:value="0.191971507710503" calcext:value-type="float">
            <text:p>0.191971507710503</text:p>
          </table:table-cell>
        </table:table-row>
        <table:table-row table:style-name="ro1">
          <table:table-cell office:value-type="string" calcext:value-type="string">
            <text:p>WT 9</text:p>
          </table:table-cell>
          <table:table-cell office:value-type="float" office:value="2.32257149261738" calcext:value-type="float">
            <text:p>2.32257149261738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80]*[.C80]" office:value-type="float" office:value="87.2397085056423" calcext:value-type="float">
            <text:p>87.2397085056423</text:p>
          </table:table-cell>
          <table:table-cell table:formula="of:=[.B80]*[.C80]*[.D80]/1000" office:value-type="float" office:value="0.202620459999455" calcext:value-type="float">
            <text:p>0.202620459999455</text:p>
          </table:table-cell>
        </table:table-row>
        <table:table-row table:style-name="ro1">
          <table:table-cell office:value-type="string" calcext:value-type="string">
            <text:p>WT 10</text:p>
          </table:table-cell>
          <table:table-cell office:value-type="float" office:value="2.3511316983125" calcext:value-type="float">
            <text:p>2.351131698312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81]*[.C81]" office:value-type="float" office:value="87.2397085056423" calcext:value-type="float">
            <text:p>87.2397085056423</text:p>
          </table:table-cell>
          <table:table-cell table:formula="of:=[.B81]*[.C81]*[.D81]/1000" office:value-type="float" office:value="0.205112044019158" calcext:value-type="float">
            <text:p>0.205112044019158</text:p>
          </table:table-cell>
        </table:table-row>
        <table:table-row table:style-name="ro1">
          <table:table-cell office:value-type="string" calcext:value-type="string">
            <text:p>WT 11</text:p>
          </table:table-cell>
          <table:table-cell office:value-type="float" office:value="2.30997858649825" calcext:value-type="float">
            <text:p>2.3099785864982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82]*[.C82]" office:value-type="float" office:value="87.2397085056423" calcext:value-type="float">
            <text:p>87.2397085056423</text:p>
          </table:table-cell>
          <table:table-cell table:formula="of:=[.B82]*[.C82]*[.D82]/1000" office:value-type="float" office:value="0.201521858540383" calcext:value-type="float">
            <text:p>0.201521858540383</text:p>
          </table:table-cell>
        </table:table-row>
        <table:table-row table:style-name="ro1">
          <table:table-cell office:value-type="string" calcext:value-type="string">
            <text:p>WT 12</text:p>
          </table:table-cell>
          <table:table-cell office:value-type="float" office:value="2.12187320675375" calcext:value-type="float">
            <text:p>2.1218732067537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83]*[.C83]" office:value-type="float" office:value="87.2397085056423" calcext:value-type="float">
            <text:p>87.2397085056423</text:p>
          </table:table-cell>
          <table:table-cell table:formula="of:=[.B83]*[.C83]*[.D83]/1000" office:value-type="float" office:value="0.18511160004313" calcext:value-type="float">
            <text:p>0.18511160004313</text:p>
          </table:table-cell>
        </table:table-row>
        <table:table-row table:style-name="ro1">
          <table:table-cell office:value-type="string" calcext:value-type="string">
            <text:p>WT 13</text:p>
          </table:table-cell>
          <table:table-cell office:value-type="float" office:value="2.191292906119" calcext:value-type="float">
            <text:p>2.191292906119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84]*[.C84]" office:value-type="float" office:value="87.2397085056423" calcext:value-type="float">
            <text:p>87.2397085056423</text:p>
          </table:table-cell>
          <table:table-cell table:formula="of:=[.B84]*[.C84]*[.D84]/1000" office:value-type="float" office:value="0.191167754380303" calcext:value-type="float">
            <text:p>0.191167754380303</text:p>
          </table:table-cell>
        </table:table-row>
        <table:table-row table:style-name="ro1">
          <table:table-cell office:value-type="string" calcext:value-type="string">
            <text:p>WT 14</text:p>
          </table:table-cell>
          <table:table-cell office:value-type="float" office:value="2.25134999999875" calcext:value-type="float">
            <text:p>2.2513499999987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85]*[.C85]" office:value-type="float" office:value="87.2397085056423" calcext:value-type="float">
            <text:p>87.2397085056423</text:p>
          </table:table-cell>
          <table:table-cell table:formula="of:=[.B85]*[.C85]*[.D85]/1000" office:value-type="float" office:value="0.196407117744069" calcext:value-type="float">
            <text:p>0.196407117744069</text:p>
          </table:table-cell>
        </table:table-row>
        <table:table-row table:style-name="ro1">
          <table:table-cell office:value-type="string" calcext:value-type="string">
            <text:p>WT 15</text:p>
          </table:table-cell>
          <table:table-cell office:value-type="float" office:value="2.244371466245" calcext:value-type="float">
            <text:p>2.24437146624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86]*[.C86]" office:value-type="float" office:value="87.2397085056423" calcext:value-type="float">
            <text:p>87.2397085056423</text:p>
          </table:table-cell>
          <table:table-cell table:formula="of:=[.B86]*[.C86]*[.D86]/1000" office:value-type="float" office:value="0.195798312493595" calcext:value-type="float">
            <text:p>0.195798312493595</text:p>
          </table:table-cell>
        </table:table-row>
        <table:table-row table:style-name="ro1">
          <table:table-cell office:value-type="string" calcext:value-type="string">
            <text:p>WT 16</text:p>
          </table:table-cell>
          <table:table-cell office:value-type="float" office:value="2.40467594936625" calcext:value-type="float">
            <text:p>2.4046759493662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87]*[.C87]" office:value-type="float" office:value="87.2397085056423" calcext:value-type="float">
            <text:p>87.2397085056423</text:p>
          </table:table-cell>
          <table:table-cell table:formula="of:=[.B87]*[.C87]*[.D87]/1000" office:value-type="float" office:value="0.20978322887324" calcext:value-type="float">
            <text:p>0.20978322887324</text:p>
          </table:table-cell>
        </table:table-row>
        <table:table-row table:style-name="ro1">
          <table:table-cell office:value-type="string" calcext:value-type="string">
            <text:p>WT 17</text:p>
          </table:table-cell>
          <table:table-cell office:value-type="float" office:value="2.3344006329125" calcext:value-type="float">
            <text:p>2.334400632912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88]*[.C88]" office:value-type="float" office:value="87.2397085056423" calcext:value-type="float">
            <text:p>87.2397085056423</text:p>
          </table:table-cell>
          <table:table-cell table:formula="of:=[.B88]*[.C88]*[.D88]/1000" office:value-type="float" office:value="0.203652430750673" calcext:value-type="float">
            <text:p>0.203652430750673</text:p>
          </table:table-cell>
        </table:table-row>
        <table:table-row table:style-name="ro1">
          <table:table-cell office:value-type="string" calcext:value-type="string">
            <text:p>WT 18</text:p>
          </table:table-cell>
          <table:table-cell office:value-type="float" office:value="2.21963670886" calcext:value-type="float">
            <text:p>2.21963670886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89]*[.C89]" office:value-type="float" office:value="87.2397085056423" calcext:value-type="float">
            <text:p>87.2397085056423</text:p>
          </table:table-cell>
          <table:table-cell table:formula="of:=[.B89]*[.C89]*[.D89]/1000" office:value-type="float" office:value="0.19364045946937" calcext:value-type="float">
            <text:p>0.19364045946937</text:p>
          </table:table-cell>
        </table:table-row>
        <table:table-row table:style-name="ro1">
          <table:table-cell office:value-type="string" calcext:value-type="string">
            <text:p>WT 19</text:p>
          </table:table-cell>
          <table:table-cell office:value-type="float" office:value="2.31307357595" calcext:value-type="float">
            <text:p>2.3130735759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90]*[.C90]" office:value-type="float" office:value="87.2397085056423" calcext:value-type="float">
            <text:p>87.2397085056423</text:p>
          </table:table-cell>
          <table:table-cell table:formula="of:=[.B90]*[.C90]*[.D90]/1000" office:value-type="float" office:value="0.201791864517982" calcext:value-type="float">
            <text:p>0.201791864517982</text:p>
          </table:table-cell>
        </table:table-row>
        <table:table-row table:style-name="ro1">
          <table:table-cell office:value-type="string" calcext:value-type="string">
            <text:p>WT 20</text:p>
          </table:table-cell>
          <table:table-cell office:value-type="float" office:value="2.204391851265" calcext:value-type="float">
            <text:p>2.20439185126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91]*[.C91]" office:value-type="float" office:value="87.2397085056423" calcext:value-type="float">
            <text:p>87.2397085056423</text:p>
          </table:table-cell>
          <table:table-cell table:formula="of:=[.B91]*[.C91]*[.D91]/1000" office:value-type="float" office:value="0.192310502536572" calcext:value-type="float">
            <text:p>0.192310502536572</text:p>
          </table:table-cell>
        </table:table-row>
        <table:table-row table:style-name="ro1">
          <table:table-cell office:value-type="string" calcext:value-type="string">
            <text:p>WT 21</text:p>
          </table:table-cell>
          <table:table-cell office:value-type="float" office:value="2.33160930907125" calcext:value-type="float">
            <text:p>2.3316093090712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92]*[.C92]" office:value-type="float" office:value="87.2397085056423" calcext:value-type="float">
            <text:p>87.2397085056423</text:p>
          </table:table-cell>
          <table:table-cell table:formula="of:=[.B92]*[.C92]*[.D92]/1000" office:value-type="float" office:value="0.203408916472418" calcext:value-type="float">
            <text:p>0.203408916472418</text:p>
          </table:table-cell>
        </table:table-row>
        <table:table-row table:style-name="ro1">
          <table:table-cell office:value-type="string" calcext:value-type="string">
            <text:p>WT 22</text:p>
          </table:table-cell>
          <table:table-cell office:value-type="float" office:value="2.42060466772112" calcext:value-type="float">
            <text:p>2.42060466772112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93]*[.C93]" office:value-type="float" office:value="87.2397085056423" calcext:value-type="float">
            <text:p>87.2397085056423</text:p>
          </table:table-cell>
          <table:table-cell table:formula="of:=[.B93]*[.C93]*[.D93]/1000" office:value-type="float" office:value="0.211172845619388" calcext:value-type="float">
            <text:p>0.211172845619388</text:p>
          </table:table-cell>
        </table:table-row>
        <table:table-row table:style-name="ro1">
          <table:table-cell office:value-type="string" calcext:value-type="string">
            <text:p>WT 23</text:p>
          </table:table-cell>
          <table:table-cell office:value-type="float" office:value="2.39200912447375" calcext:value-type="float">
            <text:p>2.3920091244737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94]*[.C94]" office:value-type="float" office:value="87.2397085056423" calcext:value-type="float">
            <text:p>87.2397085056423</text:p>
          </table:table-cell>
          <table:table-cell table:formula="of:=[.B94]*[.C94]*[.D94]/1000" office:value-type="float" office:value="0.208678178761927" calcext:value-type="float">
            <text:p>0.208678178761927</text:p>
          </table:table-cell>
        </table:table-row>
        <table:table-row table:style-name="ro1">
          <table:table-cell office:value-type="string" calcext:value-type="string">
            <text:p>WT 24</text:p>
          </table:table-cell>
          <table:table-cell office:value-type="float" office:value="2.32952014768025" calcext:value-type="float">
            <text:p>2.3295201476802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95]*[.C95]" office:value-type="float" office:value="87.2397085056423" calcext:value-type="float">
            <text:p>87.2397085056423</text:p>
          </table:table-cell>
          <table:table-cell table:formula="of:=[.B95]*[.C95]*[.D95]/1000" office:value-type="float" office:value="0.203226658641646" calcext:value-type="float">
            <text:p>0.203226658641646</text:p>
          </table:table-cell>
        </table:table-row>
        <table:table-row table:style-name="ro1">
          <table:table-cell office:value-type="string" calcext:value-type="string">
            <text:p>WT 25</text:p>
          </table:table-cell>
          <table:table-cell office:value-type="float" office:value="2.4910039820675" calcext:value-type="float">
            <text:p>2.491003982067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96]*[.C96]" office:value-type="float" office:value="87.2397085056423" calcext:value-type="float">
            <text:p>87.2397085056423</text:p>
          </table:table-cell>
          <table:table-cell table:formula="of:=[.B96]*[.C96]*[.D96]/1000" office:value-type="float" office:value="0.217314461281963" calcext:value-type="float">
            <text:p>0.217314461281963</text:p>
          </table:table-cell>
        </table:table-row>
        <table:table-row table:style-name="ro1">
          <table:table-cell office:value-type="string" calcext:value-type="string">
            <text:p>WT 26</text:p>
          </table:table-cell>
          <table:table-cell office:value-type="float" office:value="2.20584295886125" calcext:value-type="float">
            <text:p>2.2058429588612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97]*[.C97]" office:value-type="float" office:value="87.2397085056423" calcext:value-type="float">
            <text:p>87.2397085056423</text:p>
          </table:table-cell>
          <table:table-cell table:formula="of:=[.B97]*[.C97]*[.D97]/1000" office:value-type="float" office:value="0.192437096740279" calcext:value-type="float">
            <text:p>0.192437096740279</text:p>
          </table:table-cell>
        </table:table-row>
        <table:table-row table:style-name="ro1">
          <table:table-cell office:value-type="string" calcext:value-type="string">
            <text:p>WT 27</text:p>
          </table:table-cell>
          <table:table-cell office:value-type="float" office:value="2.6024409019" calcext:value-type="float">
            <text:p>2.6024409019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98]*[.C98]" office:value-type="float" office:value="87.2397085056423" calcext:value-type="float">
            <text:p>87.2397085056423</text:p>
          </table:table-cell>
          <table:table-cell table:formula="of:=[.B98]*[.C98]*[.D98]/1000" office:value-type="float" office:value="0.227036185684917" calcext:value-type="float">
            <text:p>0.227036185684917</text:p>
          </table:table-cell>
        </table:table-row>
        <table:table-row table:style-name="ro1">
          <table:table-cell office:value-type="string" calcext:value-type="string">
            <text:p>WT 28</text:p>
          </table:table-cell>
          <table:table-cell office:value-type="float" office:value="2.25865453586375" calcext:value-type="float">
            <text:p>2.2586545358637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99]*[.C99]" office:value-type="float" office:value="87.2397085056423" calcext:value-type="float">
            <text:p>87.2397085056423</text:p>
          </table:table-cell>
          <table:table-cell table:formula="of:=[.B99]*[.C99]*[.D99]/1000" office:value-type="float" office:value="0.1970443633237" calcext:value-type="float">
            <text:p>0.1970443633237</text:p>
          </table:table-cell>
        </table:table-row>
        <table:table-row table:style-name="ro1">
          <table:table-cell office:value-type="string" calcext:value-type="string">
            <text:p>WT 29</text:p>
          </table:table-cell>
          <table:table-cell office:value-type="float" office:value="2.32155751582125" calcext:value-type="float">
            <text:p>2.3215575158212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100]*[.C100]" office:value-type="float" office:value="87.2397085056423" calcext:value-type="float">
            <text:p>87.2397085056423</text:p>
          </table:table-cell>
          <table:table-cell table:formula="of:=[.B100]*[.C100]*[.D100]/1000" office:value-type="float" office:value="0.202532000959329" calcext:value-type="float">
            <text:p>0.202532000959329</text:p>
          </table:table-cell>
        </table:table-row>
        <table:table-row table:style-name="ro1">
          <table:table-cell office:value-type="string" calcext:value-type="string">
            <text:p>WT 30</text:p>
          </table:table-cell>
          <table:table-cell office:value-type="float" office:value="2.3504856012645" calcext:value-type="float">
            <text:p>2.350485601264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101]*[.C101]" office:value-type="float" office:value="87.2397085056423" calcext:value-type="float">
            <text:p>87.2397085056423</text:p>
          </table:table-cell>
          <table:table-cell table:formula="of:=[.B101]*[.C101]*[.D101]/1000" office:value-type="float" office:value="0.205055678701024" calcext:value-type="float">
            <text:p>0.205055678701024</text:p>
          </table:table-cell>
        </table:table-row>
        <table:table-row table:style-name="ro1">
          <table:table-cell office:value-type="string" calcext:value-type="string">
            <text:p>WT 31</text:p>
          </table:table-cell>
          <table:table-cell office:value-type="float" office:value="2.2926659810125" calcext:value-type="float">
            <text:p>2.292665981012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102]*[.C102]" office:value-type="float" office:value="87.2397085056423" calcext:value-type="float">
            <text:p>87.2397085056423</text:p>
          </table:table-cell>
          <table:table-cell table:formula="of:=[.B102]*[.C102]*[.D102]/1000" office:value-type="float" office:value="0.200011511884333" calcext:value-type="float">
            <text:p>0.200011511884333</text:p>
          </table:table-cell>
        </table:table-row>
        <table:table-row table:style-name="ro1">
          <table:table-cell office:value-type="string" calcext:value-type="string">
            <text:p>WT 32</text:p>
          </table:table-cell>
          <table:table-cell office:value-type="float" office:value="2.26991002109625" calcext:value-type="float">
            <text:p>2.2699100210962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103]*[.C103]" office:value-type="float" office:value="87.2397085056423" calcext:value-type="float">
            <text:p>87.2397085056423</text:p>
          </table:table-cell>
          <table:table-cell table:formula="of:=[.B103]*[.C103]*[.D103]/1000" office:value-type="float" office:value="0.198026288574473" calcext:value-type="float">
            <text:p>0.198026288574473</text:p>
          </table:table-cell>
        </table:table-row>
        <table:table-row table:style-name="ro1">
          <table:table-cell office:value-type="string" calcext:value-type="string">
            <text:p>WT 33</text:p>
          </table:table-cell>
          <table:table-cell office:value-type="float" office:value="2.37900638185625" calcext:value-type="float">
            <text:p>2.3790063818562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104]*[.C104]" office:value-type="float" office:value="87.2397085056423" calcext:value-type="float">
            <text:p>87.2397085056423</text:p>
          </table:table-cell>
          <table:table-cell table:formula="of:=[.B104]*[.C104]*[.D104]/1000" office:value-type="float" office:value="0.207543823286202" calcext:value-type="float">
            <text:p>0.207543823286202</text:p>
          </table:table-cell>
        </table:table-row>
        <table:table-row table:style-name="ro1">
          <table:table-cell office:value-type="string" calcext:value-type="string">
            <text:p>WT 34</text:p>
          </table:table-cell>
          <table:table-cell office:value-type="float" office:value="2.35058386076025" calcext:value-type="float">
            <text:p>2.3505838607602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105]*[.C105]" office:value-type="float" office:value="87.2397085056423" calcext:value-type="float">
            <text:p>87.2397085056423</text:p>
          </table:table-cell>
          <table:table-cell table:formula="of:=[.B105]*[.C105]*[.D105]/1000" office:value-type="float" office:value="0.205064250830792" calcext:value-type="float">
            <text:p>0.205064250830792</text:p>
          </table:table-cell>
        </table:table-row>
        <table:table-row table:style-name="ro1">
          <table:table-cell office:value-type="string" calcext:value-type="string">
            <text:p>WT 35</text:p>
          </table:table-cell>
          <table:table-cell office:value-type="float" office:value="2.44081028480875" calcext:value-type="float">
            <text:p>2.4408102848087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106]*[.C106]" office:value-type="float" office:value="87.2397085056423" calcext:value-type="float">
            <text:p>87.2397085056423</text:p>
          </table:table-cell>
          <table:table-cell table:formula="of:=[.B106]*[.C106]*[.D106]/1000" office:value-type="float" office:value="0.212935577764289" calcext:value-type="float">
            <text:p>0.212935577764289</text:p>
          </table:table-cell>
        </table:table-row>
        <table:table-row table:style-name="ro1">
          <table:table-cell office:value-type="string" calcext:value-type="string">
            <text:p>WT 36</text:p>
          </table:table-cell>
          <table:table-cell office:value-type="float" office:value="2.190707357595" calcext:value-type="float">
            <text:p>2.19070735759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107]*[.C107]" office:value-type="float" office:value="87.2397085056423" calcext:value-type="float">
            <text:p>87.2397085056423</text:p>
          </table:table-cell>
          <table:table-cell table:formula="of:=[.B107]*[.C107]*[.D107]/1000" office:value-type="float" office:value="0.191116671297754" calcext:value-type="float">
            <text:p>0.191116671297754</text:p>
          </table:table-cell>
        </table:table-row>
        <table:table-row table:style-name="ro1">
          <table:table-cell office:value-type="string" calcext:value-type="string">
            <text:p>WT 37</text:p>
          </table:table-cell>
          <table:table-cell office:value-type="float" office:value="2.34451940928125" calcext:value-type="float">
            <text:p>2.3445194092812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108]*[.C108]" office:value-type="float" office:value="87.2397085056423" calcext:value-type="float">
            <text:p>87.2397085056423</text:p>
          </table:table-cell>
          <table:table-cell table:formula="of:=[.B108]*[.C108]*[.D108]/1000" office:value-type="float" office:value="0.204535189851517" calcext:value-type="float">
            <text:p>0.204535189851517</text:p>
          </table:table-cell>
        </table:table-row>
        <table:table-row table:style-name="ro1">
          <table:table-cell office:value-type="string" calcext:value-type="string">
            <text:p>WT 38</text:p>
          </table:table-cell>
          <table:table-cell office:value-type="float" office:value="2.28090282172875" calcext:value-type="float">
            <text:p>2.2809028217287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109]*[.C109]" office:value-type="float" office:value="87.2397085056423" calcext:value-type="float">
            <text:p>87.2397085056423</text:p>
          </table:table-cell>
          <table:table-cell table:formula="of:=[.B109]*[.C109]*[.D109]/1000" office:value-type="float" office:value="0.198985297297313" calcext:value-type="float">
            <text:p>0.198985297297313</text:p>
          </table:table-cell>
        </table:table-row>
        <table:table-row table:style-name="ro1">
          <table:table-cell office:value-type="string" calcext:value-type="string">
            <text:p>WT 39</text:p>
          </table:table-cell>
          <table:table-cell office:value-type="float" office:value="2.28414738924125" calcext:value-type="float">
            <text:p>2.2841473892412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110]*[.C110]" office:value-type="float" office:value="87.2397085056423" calcext:value-type="float">
            <text:p>87.2397085056423</text:p>
          </table:table-cell>
          <table:table-cell table:formula="of:=[.B110]*[.C110]*[.D110]/1000" office:value-type="float" office:value="0.199268352421331" calcext:value-type="float">
            <text:p>0.199268352421331</text:p>
          </table:table-cell>
        </table:table-row>
        <table:table-row table:style-name="ro1">
          <table:table-cell office:value-type="string" calcext:value-type="string">
            <text:p>WT 40</text:p>
          </table:table-cell>
          <table:table-cell office:value-type="float" office:value="2.7139867352325" calcext:value-type="float">
            <text:p>2.713986735232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111]*[.C111]" office:value-type="float" office:value="87.2397085056423" calcext:value-type="float">
            <text:p>87.2397085056423</text:p>
          </table:table-cell>
          <table:table-cell table:formula="of:=[.B111]*[.C111]*[.D111]/1000" office:value-type="float" office:value="0.236767411669863" calcext:value-type="float">
            <text:p>0.236767411669863</text:p>
          </table:table-cell>
        </table:table-row>
        <table:table-row table:style-name="ro1">
          <table:table-cell office:value-type="string" calcext:value-type="string">
            <text:p>WT 41</text:p>
          </table:table-cell>
          <table:table-cell office:value-type="float" office:value="2.1756254483125" calcext:value-type="float">
            <text:p>2.175625448312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112]*[.C112]" office:value-type="float" office:value="87.2397085056423" calcext:value-type="float">
            <text:p>87.2397085056423</text:p>
          </table:table-cell>
          <table:table-cell table:formula="of:=[.B112]*[.C112]*[.D112]/1000" office:value-type="float" office:value="0.18980092992824" calcext:value-type="float">
            <text:p>0.18980092992824</text:p>
          </table:table-cell>
        </table:table-row>
        <table:table-row table:style-name="ro1">
          <table:table-cell office:value-type="string" calcext:value-type="string">
            <text:p>WT 42</text:p>
          </table:table-cell>
          <table:table-cell office:value-type="float" office:value="2.53657929852375" calcext:value-type="float">
            <text:p>2.5365792985237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113]*[.C113]" office:value-type="float" office:value="87.2397085056423" calcext:value-type="float">
            <text:p>87.2397085056423</text:p>
          </table:table-cell>
          <table:table-cell table:formula="of:=[.B113]*[.C113]*[.D113]/1000" office:value-type="float" office:value="0.221290438604659" calcext:value-type="float">
            <text:p>0.221290438604659</text:p>
          </table:table-cell>
        </table:table-row>
        <table:table-row table:style-name="ro1">
          <table:table-cell office:value-type="string" calcext:value-type="string">
            <text:p>WT 43</text:p>
          </table:table-cell>
          <table:table-cell office:value-type="float" office:value="2.2067025580175" calcext:value-type="float">
            <text:p>2.206702558017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114]*[.C114]" office:value-type="float" office:value="87.2397085056423" calcext:value-type="float">
            <text:p>87.2397085056423</text:p>
          </table:table-cell>
          <table:table-cell table:formula="of:=[.B114]*[.C114]*[.D114]/1000" office:value-type="float" office:value="0.192512087920102" calcext:value-type="float">
            <text:p>0.192512087920102</text:p>
          </table:table-cell>
        </table:table-row>
        <table:table-row table:style-name="ro1">
          <table:table-cell office:value-type="string" calcext:value-type="string">
            <text:p>WT 44</text:p>
          </table:table-cell>
          <table:table-cell office:value-type="float" office:value="2.31836028481062" calcext:value-type="float">
            <text:p>2.31836028481062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115]*[.C115]" office:value-type="float" office:value="87.2397085056423" calcext:value-type="float">
            <text:p>87.2397085056423</text:p>
          </table:table-cell>
          <table:table-cell table:formula="of:=[.B115]*[.C115]*[.D115]/1000" office:value-type="float" office:value="0.202253075457936" calcext:value-type="float">
            <text:p>0.202253075457936</text:p>
          </table:table-cell>
        </table:table-row>
        <table:table-row table:style-name="ro1">
          <table:table-cell office:value-type="string" calcext:value-type="string">
            <text:p>WT 45</text:p>
          </table:table-cell>
          <table:table-cell office:value-type="float" office:value="2.25157014768" calcext:value-type="float">
            <text:p>2.25157014768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116]*[.C116]" office:value-type="float" office:value="87.2397085056423" calcext:value-type="float">
            <text:p>87.2397085056423</text:p>
          </table:table-cell>
          <table:table-cell table:formula="of:=[.B116]*[.C116]*[.D116]/1000" office:value-type="float" office:value="0.196426323363609" calcext:value-type="float">
            <text:p>0.196426323363609</text:p>
          </table:table-cell>
        </table:table-row>
        <table:table-row table:style-name="ro1">
          <table:table-cell office:value-type="string" calcext:value-type="string">
            <text:p>WT 46</text:p>
          </table:table-cell>
          <table:table-cell office:value-type="float" office:value="2.369736207805" calcext:value-type="float">
            <text:p>2.36973620780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117]*[.C117]" office:value-type="float" office:value="87.2397085056423" calcext:value-type="float">
            <text:p>87.2397085056423</text:p>
          </table:table-cell>
          <table:table-cell table:formula="of:=[.B117]*[.C117]*[.D117]/1000" office:value-type="float" office:value="0.206735096004174" calcext:value-type="float">
            <text:p>0.206735096004174</text:p>
          </table:table-cell>
        </table:table-row>
        <table:table-row table:style-name="ro1">
          <table:table-cell office:value-type="string" calcext:value-type="string">
            <text:p>WT 47</text:p>
          </table:table-cell>
          <table:table-cell office:value-type="float" office:value="2.39797832278375" calcext:value-type="float">
            <text:p>2.3979783227837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118]*[.C118]" office:value-type="float" office:value="87.2397085056423" calcext:value-type="float">
            <text:p>87.2397085056423</text:p>
          </table:table-cell>
          <table:table-cell table:formula="of:=[.B118]*[.C118]*[.D118]/1000" office:value-type="float" office:value="0.209198929882503" calcext:value-type="float">
            <text:p>0.209198929882503</text:p>
          </table:table-cell>
        </table:table-row>
        <table:table-row table:style-name="ro1">
          <table:table-cell office:value-type="string" calcext:value-type="string">
            <text:p>WT 48</text:p>
          </table:table-cell>
          <table:table-cell office:value-type="float" office:value="2.32771547995838" calcext:value-type="float">
            <text:p>2.32771547995838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119]*[.C119]" office:value-type="float" office:value="87.2397085056423" calcext:value-type="float">
            <text:p>87.2397085056423</text:p>
          </table:table-cell>
          <table:table-cell table:formula="of:=[.B119]*[.C119]*[.D119]/1000" office:value-type="float" office:value="0.20306921995564" calcext:value-type="float">
            <text:p>0.20306921995564</text:p>
          </table:table-cell>
        </table:table-row>
        <table:table-row table:style-name="ro1">
          <table:table-cell office:value-type="string" calcext:value-type="string">
            <text:p>WT 49</text:p>
          </table:table-cell>
          <table:table-cell office:value-type="float" office:value="2.347519791665" calcext:value-type="float">
            <text:p>2.34751979166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120]*[.C120]" office:value-type="float" office:value="87.2397085056423" calcext:value-type="float">
            <text:p>87.2397085056423</text:p>
          </table:table-cell>
          <table:table-cell table:formula="of:=[.B120]*[.C120]*[.D120]/1000" office:value-type="float" office:value="0.204796942336081" calcext:value-type="float">
            <text:p>0.204796942336081</text:p>
          </table:table-cell>
        </table:table-row>
        <table:table-row table:style-name="ro1">
          <table:table-cell office:value-type="string" calcext:value-type="string">
            <text:p>WT 50</text:p>
          </table:table-cell>
          <table:table-cell office:value-type="float" office:value="2.282500290085" calcext:value-type="float">
            <text:p>2.28250029008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121]*[.C121]" office:value-type="float" office:value="87.2397085056423" calcext:value-type="float">
            <text:p>87.2397085056423</text:p>
          </table:table-cell>
          <table:table-cell table:formula="of:=[.B121]*[.C121]*[.D121]/1000" office:value-type="float" office:value="0.19912465997106" calcext:value-type="float">
            <text:p>0.19912465997106</text:p>
          </table:table-cell>
        </table:table-row>
        <table:table-row table:style-name="ro1">
          <table:table-cell office:value-type="string" calcext:value-type="string">
            <text:p>WT 51</text:p>
          </table:table-cell>
          <table:table-cell office:value-type="float" office:value="2.23244564873375" calcext:value-type="float">
            <text:p>2.2324456487337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122]*[.C122]" office:value-type="float" office:value="87.2397085056423" calcext:value-type="float">
            <text:p>87.2397085056423</text:p>
          </table:table-cell>
          <table:table-cell table:formula="of:=[.B122]*[.C122]*[.D122]/1000" office:value-type="float" office:value="0.194757907650222" calcext:value-type="float">
            <text:p>0.194757907650222</text:p>
          </table:table-cell>
        </table:table-row>
        <table:table-row table:style-name="ro1">
          <table:table-cell office:value-type="string" calcext:value-type="string">
            <text:p>WT 52</text:p>
          </table:table-cell>
          <table:table-cell office:value-type="float" office:value="2.24852101793237" calcext:value-type="float">
            <text:p>2.24852101793237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123]*[.C123]" office:value-type="float" office:value="87.2397085056423" calcext:value-type="float">
            <text:p>87.2397085056423</text:p>
          </table:table-cell>
          <table:table-cell table:formula="of:=[.B123]*[.C123]*[.D123]/1000" office:value-type="float" office:value="0.19616031817323" calcext:value-type="float">
            <text:p>0.19616031817323</text:p>
          </table:table-cell>
        </table:table-row>
        <table:table-row table:style-name="ro1">
          <table:table-cell office:value-type="string" calcext:value-type="string">
            <text:p>WT 53</text:p>
          </table:table-cell>
          <table:table-cell office:value-type="float" office:value="2.29211326477" calcext:value-type="float">
            <text:p>2.29211326477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124]*[.C124]" office:value-type="float" office:value="87.2397085056423" calcext:value-type="float">
            <text:p>87.2397085056423</text:p>
          </table:table-cell>
          <table:table-cell table:formula="of:=[.B124]*[.C124]*[.D124]/1000" office:value-type="float" office:value="0.199963293080451" calcext:value-type="float">
            <text:p>0.199963293080451</text:p>
          </table:table-cell>
        </table:table-row>
        <table:table-row table:style-name="ro1">
          <table:table-cell office:value-type="string" calcext:value-type="string">
            <text:p>WT 54</text:p>
          </table:table-cell>
          <table:table-cell office:value-type="float" office:value="2.20773467826875" calcext:value-type="float">
            <text:p>2.2077346782687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125]*[.C125]" office:value-type="float" office:value="87.2397085056423" calcext:value-type="float">
            <text:p>87.2397085056423</text:p>
          </table:table-cell>
          <table:table-cell table:formula="of:=[.B125]*[.C125]*[.D125]/1000" office:value-type="float" office:value="0.192602129789964" calcext:value-type="float">
            <text:p>0.192602129789964</text:p>
          </table:table-cell>
        </table:table-row>
        <table:table-row table:style-name="ro1">
          <table:table-cell office:value-type="string" calcext:value-type="string">
            <text:p>WT 55</text:p>
          </table:table-cell>
          <table:table-cell office:value-type="float" office:value="2.34413568038" calcext:value-type="float">
            <text:p>2.34413568038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126]*[.C126]" office:value-type="float" office:value="87.2397085056423" calcext:value-type="float">
            <text:p>87.2397085056423</text:p>
          </table:table-cell>
          <table:table-cell table:formula="of:=[.B126]*[.C126]*[.D126]/1000" office:value-type="float" office:value="0.204501713454027" calcext:value-type="float">
            <text:p>0.204501713454027</text:p>
          </table:table-cell>
        </table:table-row>
        <table:table-row table:style-name="ro1">
          <table:table-cell office:value-type="string" calcext:value-type="string">
            <text:p>WT 56</text:p>
          </table:table-cell>
          <table:table-cell office:value-type="float" office:value="2.377423259495" calcext:value-type="float">
            <text:p>2.37742325949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127]*[.C127]" office:value-type="float" office:value="87.2397085056423" calcext:value-type="float">
            <text:p>87.2397085056423</text:p>
          </table:table-cell>
          <table:table-cell table:formula="of:=[.B127]*[.C127]*[.D127]/1000" office:value-type="float" office:value="0.207405712152878" calcext:value-type="float">
            <text:p>0.207405712152878</text:p>
          </table:table-cell>
        </table:table-row>
        <table:table-row table:style-name="ro1">
          <table:table-cell office:value-type="string" calcext:value-type="string">
            <text:p>WT 57</text:p>
          </table:table-cell>
          <table:table-cell office:value-type="float" office:value="2.22955593354375" calcext:value-type="float">
            <text:p>2.2295559335437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128]*[.C128]" office:value-type="float" office:value="87.2397085056423" calcext:value-type="float">
            <text:p>87.2397085056423</text:p>
          </table:table-cell>
          <table:table-cell table:formula="of:=[.B128]*[.C128]*[.D128]/1000" office:value-type="float" office:value="0.194505809739382" calcext:value-type="float">
            <text:p>0.194505809739382</text:p>
          </table:table-cell>
        </table:table-row>
        <table:table-row table:style-name="ro1">
          <table:table-cell office:value-type="string" calcext:value-type="string">
            <text:p>WT 58</text:p>
          </table:table-cell>
          <table:table-cell office:value-type="float" office:value="2.33311666666625" calcext:value-type="float">
            <text:p>2.3331166666662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129]*[.C129]" office:value-type="float" office:value="87.2397085056423" calcext:value-type="float">
            <text:p>87.2397085056423</text:p>
          </table:table-cell>
          <table:table-cell table:formula="of:=[.B129]*[.C129]*[.D129]/1000" office:value-type="float" office:value="0.20354041790962" calcext:value-type="float">
            <text:p>0.20354041790962</text:p>
          </table:table-cell>
        </table:table-row>
        <table:table-row table:style-name="ro1">
          <table:table-cell office:value-type="string" calcext:value-type="string">
            <text:p>WT 59</text:p>
          </table:table-cell>
          <table:table-cell office:value-type="float" office:value="2.219349314345" calcext:value-type="float">
            <text:p>2.21934931434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130]*[.C130]" office:value-type="float" office:value="87.2397085056423" calcext:value-type="float">
            <text:p>87.2397085056423</text:p>
          </table:table-cell>
          <table:table-cell table:formula="of:=[.B130]*[.C130]*[.D130]/1000" office:value-type="float" office:value="0.193615387255655" calcext:value-type="float">
            <text:p>0.193615387255655</text:p>
          </table:table-cell>
        </table:table-row>
        <table:table-row table:style-name="ro1">
          <table:table-cell office:value-type="string" calcext:value-type="string">
            <text:p>WT 60</text:p>
          </table:table-cell>
          <table:table-cell office:value-type="float" office:value="2.37126213080125" calcext:value-type="float">
            <text:p>2.3712621308012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131]*[.C131]" office:value-type="float" office:value="87.2397085056423" calcext:value-type="float">
            <text:p>87.2397085056423</text:p>
          </table:table-cell>
          <table:table-cell table:formula="of:=[.B131]*[.C131]*[.D131]/1000" office:value-type="float" office:value="0.206868217081569" calcext:value-type="float">
            <text:p>0.206868217081569</text:p>
          </table:table-cell>
        </table:table-row>
        <table:table-row table:style-name="ro1">
          <table:table-cell office:value-type="string" calcext:value-type="string">
            <text:p>WT 61</text:p>
          </table:table-cell>
          <table:table-cell office:value-type="float" office:value="2.2521855221525" calcext:value-type="float">
            <text:p>2.252185522152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132]*[.C132]" office:value-type="float" office:value="87.2397085056423" calcext:value-type="float">
            <text:p>87.2397085056423</text:p>
          </table:table-cell>
          <table:table-cell table:formula="of:=[.B132]*[.C132]*[.D132]/1000" office:value-type="float" office:value="0.196480008453212" calcext:value-type="float">
            <text:p>0.196480008453212</text:p>
          </table:table-cell>
        </table:table-row>
        <table:table-row table:style-name="ro1">
          <table:table-cell office:value-type="string" calcext:value-type="string">
            <text:p>WT 62</text:p>
          </table:table-cell>
          <table:table-cell office:value-type="float" office:value="2.31872397151875" calcext:value-type="float">
            <text:p>2.3187239715187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133]*[.C133]" office:value-type="float" office:value="87.2397085056423" calcext:value-type="float">
            <text:p>87.2397085056423</text:p>
          </table:table-cell>
          <table:table-cell table:formula="of:=[.B133]*[.C133]*[.D133]/1000" office:value-type="float" office:value="0.202284803380341" calcext:value-type="float">
            <text:p>0.202284803380341</text:p>
          </table:table-cell>
        </table:table-row>
        <table:table-row table:style-name="ro1">
          <table:table-cell office:value-type="string" calcext:value-type="string">
            <text:p>WT 63</text:p>
          </table:table-cell>
          <table:table-cell office:value-type="float" office:value="2.27141197257375" calcext:value-type="float">
            <text:p>2.2714119725737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583.34134436111" calcext:value-type="float">
            <text:p>5583.34134436111</text:p>
          </table:table-cell>
          <table:table-cell table:formula="of:=[.D134]*[.C134]" office:value-type="float" office:value="87.2397085056423" calcext:value-type="float">
            <text:p>87.2397085056423</text:p>
          </table:table-cell>
          <table:table-cell table:formula="of:=[.B134]*[.C134]*[.D134]/1000" office:value-type="float" office:value="0.19815731838356" calcext:value-type="float">
            <text:p>0.19815731838356</text:p>
          </table:table-cell>
        </table:table-row>
        <table:table-row table:style-name="ro1">
          <table:table-cell table:number-columns-repeated="5"/>
          <table:table-cell table:formula="of:=SUM([.F71:.F134])" office:value-type="float" office:value="12.9199946626075" calcext:value-type="float">
            <text:p>12.9199946626075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WT 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T 0</text:p>
          </table:table-cell>
          <table:table-cell office:value-type="float" office:value="1.64705166767178" calcext:value-type="float">
            <text:p>1.64705166767178</text:p>
          </table:table-cell>
          <table:table-cell table:formula="of:=1/8" office:value-type="float" office:value="0.125" calcext:value-type="float">
            <text:p>0.125</text:p>
          </table:table-cell>
          <table:table-cell office:value-type="float" office:value="5404.50800357556" calcext:value-type="float">
            <text:p>5404.50800357556</text:p>
          </table:table-cell>
          <table:table-cell table:formula="of:=[.D142]*[.C142]" office:value-type="float" office:value="675.563500446945" calcext:value-type="float">
            <text:p>675.563500446945</text:p>
          </table:table-cell>
          <table:table-cell table:formula="of:=[.B142]*[.C142]*[.D142]/1000" office:value-type="float" office:value="1.11268799002933" calcext:value-type="float">
            <text:p>1.11268799002933</text:p>
          </table:table-cell>
        </table:table-row>
        <table:table-row table:style-name="ro1">
          <table:table-cell office:value-type="string" calcext:value-type="string">
            <text:p>WT 1</text:p>
          </table:table-cell>
          <table:table-cell office:value-type="float" office:value="1.83789956131556" calcext:value-type="float">
            <text:p>1.83789956131556</text:p>
          </table:table-cell>
          <table:table-cell table:formula="of:=1/8" office:value-type="float" office:value="0.125" calcext:value-type="float">
            <text:p>0.125</text:p>
          </table:table-cell>
          <table:table-cell office:value-type="float" office:value="5404.50800357556" calcext:value-type="float">
            <text:p>5404.50800357556</text:p>
          </table:table-cell>
          <table:table-cell table:formula="of:=[.D143]*[.C143]" office:value-type="float" office:value="675.563500446945" calcext:value-type="float">
            <text:p>675.563500446945</text:p>
          </table:table-cell>
          <table:table-cell table:formula="of:=[.B143]*[.C143]*[.D143]/1000" office:value-type="float" office:value="1.24161786111224" calcext:value-type="float">
            <text:p>1.24161786111224</text:p>
          </table:table-cell>
        </table:table-row>
        <table:table-row table:style-name="ro1">
          <table:table-cell office:value-type="string" calcext:value-type="string">
            <text:p>WT 2</text:p>
          </table:table-cell>
          <table:table-cell office:value-type="float" office:value="1.71055305069933" calcext:value-type="float">
            <text:p>1.71055305069933</text:p>
          </table:table-cell>
          <table:table-cell table:formula="of:=1/8" office:value-type="float" office:value="0.125" calcext:value-type="float">
            <text:p>0.125</text:p>
          </table:table-cell>
          <table:table-cell office:value-type="float" office:value="5404.50800357556" calcext:value-type="float">
            <text:p>5404.50800357556</text:p>
          </table:table-cell>
          <table:table-cell table:formula="of:=[.D144]*[.C144]" office:value-type="float" office:value="675.563500446945" calcext:value-type="float">
            <text:p>675.563500446945</text:p>
          </table:table-cell>
          <table:table-cell table:formula="of:=[.B144]*[.C144]*[.D144]/1000" office:value-type="float" office:value="1.15558720663064" calcext:value-type="float">
            <text:p>1.15558720663064</text:p>
          </table:table-cell>
        </table:table-row>
        <table:table-row table:style-name="ro1">
          <table:table-cell office:value-type="string" calcext:value-type="string">
            <text:p>WT 3</text:p>
          </table:table-cell>
          <table:table-cell office:value-type="float" office:value="1.629203750586" calcext:value-type="float">
            <text:p>1.629203750586</text:p>
          </table:table-cell>
          <table:table-cell table:formula="of:=1/8" office:value-type="float" office:value="0.125" calcext:value-type="float">
            <text:p>0.125</text:p>
          </table:table-cell>
          <table:table-cell office:value-type="float" office:value="5404.50800357556" calcext:value-type="float">
            <text:p>5404.50800357556</text:p>
          </table:table-cell>
          <table:table-cell table:formula="of:=[.D145]*[.C145]" office:value-type="float" office:value="675.563500446945" calcext:value-type="float">
            <text:p>675.563500446945</text:p>
          </table:table-cell>
          <table:table-cell table:formula="of:=[.B145]*[.C145]*[.D145]/1000" office:value-type="float" office:value="1.10063058868717" calcext:value-type="float">
            <text:p>1.10063058868717</text:p>
          </table:table-cell>
        </table:table-row>
        <table:table-row table:style-name="ro1">
          <table:table-cell office:value-type="string" calcext:value-type="string">
            <text:p>WT 4</text:p>
          </table:table-cell>
          <table:table-cell office:value-type="float" office:value="1.75434720045544" calcext:value-type="float">
            <text:p>1.75434720045544</text:p>
          </table:table-cell>
          <table:table-cell table:formula="of:=1/8" office:value-type="float" office:value="0.125" calcext:value-type="float">
            <text:p>0.125</text:p>
          </table:table-cell>
          <table:table-cell office:value-type="float" office:value="5404.50800357556" calcext:value-type="float">
            <text:p>5404.50800357556</text:p>
          </table:table-cell>
          <table:table-cell table:formula="of:=[.D146]*[.C146]" office:value-type="float" office:value="675.563500446945" calcext:value-type="float">
            <text:p>675.563500446945</text:p>
          </table:table-cell>
          <table:table-cell table:formula="of:=[.B146]*[.C146]*[.D146]/1000" office:value-type="float" office:value="1.18517293573898" calcext:value-type="float">
            <text:p>1.18517293573898</text:p>
          </table:table-cell>
        </table:table-row>
        <table:table-row table:style-name="ro1">
          <table:table-cell office:value-type="string" calcext:value-type="string">
            <text:p>WT 5</text:p>
          </table:table-cell>
          <table:table-cell office:value-type="float" office:value="1.72524573036067" calcext:value-type="float">
            <text:p>1.72524573036067</text:p>
          </table:table-cell>
          <table:table-cell table:formula="of:=1/8" office:value-type="float" office:value="0.125" calcext:value-type="float">
            <text:p>0.125</text:p>
          </table:table-cell>
          <table:table-cell office:value-type="float" office:value="5404.50800357556" calcext:value-type="float">
            <text:p>5404.50800357556</text:p>
          </table:table-cell>
          <table:table-cell table:formula="of:=[.D147]*[.C147]" office:value-type="float" office:value="675.563500446945" calcext:value-type="float">
            <text:p>675.563500446945</text:p>
          </table:table-cell>
          <table:table-cell table:formula="of:=[.B147]*[.C147]*[.D147]/1000" office:value-type="float" office:value="1.1655130447336" calcext:value-type="float">
            <text:p>1.1655130447336</text:p>
          </table:table-cell>
        </table:table-row>
        <table:table-row table:style-name="ro1">
          <table:table-cell office:value-type="string" calcext:value-type="string">
            <text:p>WT 6</text:p>
          </table:table-cell>
          <table:table-cell office:value-type="float" office:value="1.71476432924811" calcext:value-type="float">
            <text:p>1.71476432924811</text:p>
          </table:table-cell>
          <table:table-cell table:formula="of:=1/8" office:value-type="float" office:value="0.125" calcext:value-type="float">
            <text:p>0.125</text:p>
          </table:table-cell>
          <table:table-cell office:value-type="float" office:value="5404.50800357556" calcext:value-type="float">
            <text:p>5404.50800357556</text:p>
          </table:table-cell>
          <table:table-cell table:formula="of:=[.D148]*[.C148]" office:value-type="float" office:value="675.563500446945" calcext:value-type="float">
            <text:p>675.563500446945</text:p>
          </table:table-cell>
          <table:table-cell table:formula="of:=[.B148]*[.C148]*[.D148]/1000" office:value-type="float" office:value="1.15843219270841" calcext:value-type="float">
            <text:p>1.15843219270841</text:p>
          </table:table-cell>
        </table:table-row>
        <table:table-row table:style-name="ro1">
          <table:table-cell office:value-type="string" calcext:value-type="string">
            <text:p>WT 7</text:p>
          </table:table-cell>
          <table:table-cell office:value-type="float" office:value="1.66914337954578" calcext:value-type="float">
            <text:p>1.66914337954578</text:p>
          </table:table-cell>
          <table:table-cell table:formula="of:=1/8" office:value-type="float" office:value="0.125" calcext:value-type="float">
            <text:p>0.125</text:p>
          </table:table-cell>
          <table:table-cell office:value-type="float" office:value="5404.50800357556" calcext:value-type="float">
            <text:p>5404.50800357556</text:p>
          </table:table-cell>
          <table:table-cell table:formula="of:=[.D149]*[.C149]" office:value-type="float" office:value="675.563500446945" calcext:value-type="float">
            <text:p>675.563500446945</text:p>
          </table:table-cell>
          <table:table-cell table:formula="of:=[.B149]*[.C149]*[.D149]/1000" office:value-type="float" office:value="1.12761234423379" calcext:value-type="float">
            <text:p>1.12761234423379</text:p>
          </table:table-cell>
        </table:table-row>
        <table:table-row table:style-name="ro1">
          <table:table-cell table:number-columns-repeated="5"/>
          <table:table-cell table:formula="of:=SUM([.F142:.F149])" office:value-type="float" office:value="9.24725416387416" calcext:value-type="float">
            <text:p>9.24725416387416</text:p>
          </table:table-cell>
        </table:table-row>
        <table:table-row table:style-name="ro1">
          <table:table-cell office:value-type="string" calcext:value-type="string">
            <text:p>WT 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T 0</text:p>
          </table:table-cell>
          <table:table-cell office:value-type="float" office:value="1.78440075011711" calcext:value-type="float">
            <text:p>1.78440075011711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5511.22003130111" calcext:value-type="float">
            <text:p>5511.22003130111</text:p>
          </table:table-cell>
          <table:table-cell table:formula="of:=[.D152]*[.C152]" office:value-type="float" office:value="344.451251956319" calcext:value-type="float">
            <text:p>344.451251956319</text:p>
          </table:table-cell>
          <table:table-cell table:formula="of:=[.B152]*[.C152]*[.D152]/1000" office:value-type="float" office:value="0.614639072369634" calcext:value-type="float">
            <text:p>0.614639072369634</text:p>
          </table:table-cell>
        </table:table-row>
        <table:table-row table:style-name="ro1">
          <table:table-cell office:value-type="string" calcext:value-type="string">
            <text:p>WT 1</text:p>
          </table:table-cell>
          <table:table-cell office:value-type="float" office:value="1.79321268166733" calcext:value-type="float">
            <text:p>1.79321268166733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5511.22003130111" calcext:value-type="float">
            <text:p>5511.22003130111</text:p>
          </table:table-cell>
          <table:table-cell table:formula="of:=[.D153]*[.C153]" office:value-type="float" office:value="344.451251956319" calcext:value-type="float">
            <text:p>344.451251956319</text:p>
          </table:table-cell>
          <table:table-cell table:formula="of:=[.B153]*[.C153]*[.D153]/1000" office:value-type="float" office:value="0.617674353224261" calcext:value-type="float">
            <text:p>0.617674353224261</text:p>
          </table:table-cell>
        </table:table-row>
        <table:table-row table:style-name="ro1">
          <table:table-cell office:value-type="string" calcext:value-type="string">
            <text:p>WT 2</text:p>
          </table:table-cell>
          <table:table-cell office:value-type="float" office:value="1.77107946554089" calcext:value-type="float">
            <text:p>1.77107946554089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5511.22003130111" calcext:value-type="float">
            <text:p>5511.22003130111</text:p>
          </table:table-cell>
          <table:table-cell table:formula="of:=[.D154]*[.C154]" office:value-type="float" office:value="344.451251956319" calcext:value-type="float">
            <text:p>344.451251956319</text:p>
          </table:table-cell>
          <table:table-cell table:formula="of:=[.B154]*[.C154]*[.D154]/1000" office:value-type="float" office:value="0.610050539219689" calcext:value-type="float">
            <text:p>0.610050539219689</text:p>
          </table:table-cell>
        </table:table-row>
        <table:table-row table:style-name="ro1">
          <table:table-cell office:value-type="string" calcext:value-type="string">
            <text:p>WT 3</text:p>
          </table:table-cell>
          <table:table-cell office:value-type="float" office:value="1.78207466010156" calcext:value-type="float">
            <text:p>1.78207466010156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5511.22003130111" calcext:value-type="float">
            <text:p>5511.22003130111</text:p>
          </table:table-cell>
          <table:table-cell table:formula="of:=[.D155]*[.C155]" office:value-type="float" office:value="344.451251956319" calcext:value-type="float">
            <text:p>344.451251956319</text:p>
          </table:table-cell>
          <table:table-cell table:formula="of:=[.B155]*[.C155]*[.D155]/1000" office:value-type="float" office:value="0.613837847751615" calcext:value-type="float">
            <text:p>0.613837847751615</text:p>
          </table:table-cell>
        </table:table-row>
        <table:table-row table:style-name="ro1">
          <table:table-cell office:value-type="string" calcext:value-type="string">
            <text:p>WT 4</text:p>
          </table:table-cell>
          <table:table-cell office:value-type="float" office:value="1.77794446788522" calcext:value-type="float">
            <text:p>1.77794446788522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5511.22003130111" calcext:value-type="float">
            <text:p>5511.22003130111</text:p>
          </table:table-cell>
          <table:table-cell table:formula="of:=[.D156]*[.C156]" office:value-type="float" office:value="344.451251956319" calcext:value-type="float">
            <text:p>344.451251956319</text:p>
          </table:table-cell>
          <table:table-cell table:formula="of:=[.B156]*[.C156]*[.D156]/1000" office:value-type="float" office:value="0.612415197871876" calcext:value-type="float">
            <text:p>0.612415197871876</text:p>
          </table:table-cell>
        </table:table-row>
        <table:table-row table:style-name="ro1">
          <table:table-cell office:value-type="string" calcext:value-type="string">
            <text:p>WT 5</text:p>
          </table:table-cell>
          <table:table-cell office:value-type="float" office:value="1.75900654008511" calcext:value-type="float">
            <text:p>1.75900654008511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5511.22003130111" calcext:value-type="float">
            <text:p>5511.22003130111</text:p>
          </table:table-cell>
          <table:table-cell table:formula="of:=[.D157]*[.C157]" office:value-type="float" office:value="344.451251956319" calcext:value-type="float">
            <text:p>344.451251956319</text:p>
          </table:table-cell>
          <table:table-cell table:formula="of:=[.B157]*[.C157]*[.D157]/1000" office:value-type="float" office:value="0.60589200493167" calcext:value-type="float">
            <text:p>0.60589200493167</text:p>
          </table:table-cell>
        </table:table-row>
        <table:table-row table:style-name="ro1">
          <table:table-cell office:value-type="string" calcext:value-type="string">
            <text:p>WT 6</text:p>
          </table:table-cell>
          <table:table-cell office:value-type="float" office:value="1.80273483356778" calcext:value-type="float">
            <text:p>1.80273483356778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5511.22003130111" calcext:value-type="float">
            <text:p>5511.22003130111</text:p>
          </table:table-cell>
          <table:table-cell table:formula="of:=[.D158]*[.C158]" office:value-type="float" office:value="344.451251956319" calcext:value-type="float">
            <text:p>344.451251956319</text:p>
          </table:table-cell>
          <table:table-cell table:formula="of:=[.B158]*[.C158]*[.D158]/1000" office:value-type="float" office:value="0.620954270367689" calcext:value-type="float">
            <text:p>0.620954270367689</text:p>
          </table:table-cell>
        </table:table-row>
        <table:table-row table:style-name="ro1">
          <table:table-cell office:value-type="string" calcext:value-type="string">
            <text:p>WT 7</text:p>
          </table:table-cell>
          <table:table-cell office:value-type="float" office:value="1.73883851382978" calcext:value-type="float">
            <text:p>1.73883851382978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5511.22003130111" calcext:value-type="float">
            <text:p>5511.22003130111</text:p>
          </table:table-cell>
          <table:table-cell table:formula="of:=[.D159]*[.C159]" office:value-type="float" office:value="344.451251956319" calcext:value-type="float">
            <text:p>344.451251956319</text:p>
          </table:table-cell>
          <table:table-cell table:formula="of:=[.B159]*[.C159]*[.D159]/1000" office:value-type="float" office:value="0.598945103038534" calcext:value-type="float">
            <text:p>0.598945103038534</text:p>
          </table:table-cell>
        </table:table-row>
        <table:table-row table:style-name="ro1">
          <table:table-cell office:value-type="string" calcext:value-type="string">
            <text:p>WT 8</text:p>
          </table:table-cell>
          <table:table-cell office:value-type="float" office:value="1.80003359118544" calcext:value-type="float">
            <text:p>1.80003359118544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5511.22003130111" calcext:value-type="float">
            <text:p>5511.22003130111</text:p>
          </table:table-cell>
          <table:table-cell table:formula="of:=[.D160]*[.C160]" office:value-type="float" office:value="344.451251956319" calcext:value-type="float">
            <text:p>344.451251956319</text:p>
          </table:table-cell>
          <table:table-cell table:formula="of:=[.B160]*[.C160]*[.D160]/1000" office:value-type="float" office:value="0.620023824047254" calcext:value-type="float">
            <text:p>0.620023824047254</text:p>
          </table:table-cell>
        </table:table-row>
        <table:table-row table:style-name="ro1">
          <table:table-cell office:value-type="string" calcext:value-type="string">
            <text:p>WT 9</text:p>
          </table:table-cell>
          <table:table-cell office:value-type="float" office:value="1.76096003281844" calcext:value-type="float">
            <text:p>1.76096003281844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5511.22003130111" calcext:value-type="float">
            <text:p>5511.22003130111</text:p>
          </table:table-cell>
          <table:table-cell table:formula="of:=[.D161]*[.C161]" office:value-type="float" office:value="344.451251956319" calcext:value-type="float">
            <text:p>344.451251956319</text:p>
          </table:table-cell>
          <table:table-cell table:formula="of:=[.B161]*[.C161]*[.D161]/1000" office:value-type="float" office:value="0.606564887949353" calcext:value-type="float">
            <text:p>0.606564887949353</text:p>
          </table:table-cell>
        </table:table-row>
        <table:table-row table:style-name="ro1">
          <table:table-cell office:value-type="string" calcext:value-type="string">
            <text:p>WT 10</text:p>
          </table:table-cell>
          <table:table-cell office:value-type="float" office:value="1.83018237224667" calcext:value-type="float">
            <text:p>1.83018237224667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5511.22003130111" calcext:value-type="float">
            <text:p>5511.22003130111</text:p>
          </table:table-cell>
          <table:table-cell table:formula="of:=[.D162]*[.C162]" office:value-type="float" office:value="344.451251956319" calcext:value-type="float">
            <text:p>344.451251956319</text:p>
          </table:table-cell>
          <table:table-cell table:formula="of:=[.B162]*[.C162]*[.D162]/1000" office:value-type="float" office:value="0.630408609428752" calcext:value-type="float">
            <text:p>0.630408609428752</text:p>
          </table:table-cell>
        </table:table-row>
        <table:table-row table:style-name="ro1">
          <table:table-cell office:value-type="string" calcext:value-type="string">
            <text:p>WT 11</text:p>
          </table:table-cell>
          <table:table-cell office:value-type="float" office:value="1.79386786216489" calcext:value-type="float">
            <text:p>1.79386786216489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5511.22003130111" calcext:value-type="float">
            <text:p>5511.22003130111</text:p>
          </table:table-cell>
          <table:table-cell table:formula="of:=[.D163]*[.C163]" office:value-type="float" office:value="344.451251956319" calcext:value-type="float">
            <text:p>344.451251956319</text:p>
          </table:table-cell>
          <table:table-cell table:formula="of:=[.B163]*[.C163]*[.D163]/1000" office:value-type="float" office:value="0.617900030966903" calcext:value-type="float">
            <text:p>0.617900030966903</text:p>
          </table:table-cell>
        </table:table-row>
        <table:table-row table:style-name="ro1">
          <table:table-cell office:value-type="string" calcext:value-type="string">
            <text:p>WT 12</text:p>
          </table:table-cell>
          <table:table-cell office:value-type="float" office:value="1.91240618846667" calcext:value-type="float">
            <text:p>1.91240618846667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5511.22003130111" calcext:value-type="float">
            <text:p>5511.22003130111</text:p>
          </table:table-cell>
          <table:table-cell table:formula="of:=[.D164]*[.C164]" office:value-type="float" office:value="344.451251956319" calcext:value-type="float">
            <text:p>344.451251956319</text:p>
          </table:table-cell>
          <table:table-cell table:formula="of:=[.B164]*[.C164]*[.D164]/1000" office:value-type="float" office:value="0.658730705866357" calcext:value-type="float">
            <text:p>0.658730705866357</text:p>
          </table:table-cell>
        </table:table-row>
        <table:table-row table:style-name="ro1">
          <table:table-cell office:value-type="string" calcext:value-type="string">
            <text:p>WT 13</text:p>
          </table:table-cell>
          <table:table-cell office:value-type="float" office:value="1.76620656352556" calcext:value-type="float">
            <text:p>1.76620656352556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5511.22003130111" calcext:value-type="float">
            <text:p>5511.22003130111</text:p>
          </table:table-cell>
          <table:table-cell table:formula="of:=[.D165]*[.C165]" office:value-type="float" office:value="344.451251956319" calcext:value-type="float">
            <text:p>344.451251956319</text:p>
          </table:table-cell>
          <table:table-cell table:formula="of:=[.B165]*[.C165]*[.D165]/1000" office:value-type="float" office:value="0.608372062019848" calcext:value-type="float">
            <text:p>0.608372062019848</text:p>
          </table:table-cell>
        </table:table-row>
        <table:table-row table:style-name="ro1">
          <table:table-cell office:value-type="string" calcext:value-type="string">
            <text:p>WT 14</text:p>
          </table:table-cell>
          <table:table-cell office:value-type="float" office:value="1.80587142522267" calcext:value-type="float">
            <text:p>1.80587142522267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5511.22003130111" calcext:value-type="float">
            <text:p>5511.22003130111</text:p>
          </table:table-cell>
          <table:table-cell table:formula="of:=[.D166]*[.C166]" office:value-type="float" office:value="344.451251956319" calcext:value-type="float">
            <text:p>344.451251956319</text:p>
          </table:table-cell>
          <table:table-cell table:formula="of:=[.B166]*[.C166]*[.D166]/1000" office:value-type="float" office:value="0.622034673290091" calcext:value-type="float">
            <text:p>0.622034673290091</text:p>
          </table:table-cell>
        </table:table-row>
        <table:table-row table:style-name="ro1">
          <table:table-cell office:value-type="string" calcext:value-type="string">
            <text:p>WT 15</text:p>
          </table:table-cell>
          <table:table-cell office:value-type="float" office:value="1.75776563525422" calcext:value-type="float">
            <text:p>1.75776563525422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5511.22003130111" calcext:value-type="float">
            <text:p>5511.22003130111</text:p>
          </table:table-cell>
          <table:table-cell table:formula="of:=[.D167]*[.C167]" office:value-type="float" office:value="344.451251956319" calcext:value-type="float">
            <text:p>344.451251956319</text:p>
          </table:table-cell>
          <table:table-cell table:formula="of:=[.B167]*[.C167]*[.D167]/1000" office:value-type="float" office:value="0.605464573709111" calcext:value-type="float">
            <text:p>0.605464573709111</text:p>
          </table:table-cell>
        </table:table-row>
        <table:table-row table:style-name="ro1">
          <table:table-cell table:number-columns-repeated="5"/>
          <table:table-cell table:formula="of:=SUM([.F152:.F167])" office:value-type="float" office:value="9.86390775605264" calcext:value-type="float">
            <text:p>9.8639077560526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WT 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T 0</text:p>
          </table:table-cell>
          <table:table-cell office:value-type="float" office:value="1.80485700890733" calcext:value-type="float">
            <text:p>1.80485700890733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658.61216931333" calcext:value-type="float">
            <text:p>5658.61216931333</text:p>
          </table:table-cell>
          <table:table-cell table:formula="of:=[.D171]*[.C171]" office:value-type="float" office:value="176.831630291042" calcext:value-type="float">
            <text:p>176.831630291042</text:p>
          </table:table-cell>
          <table:table-cell table:formula="of:=[.B171]*[.C171]*[.D171]/1000" office:value-type="float" office:value="0.319155807327296" calcext:value-type="float">
            <text:p>0.319155807327296</text:p>
          </table:table-cell>
        </table:table-row>
        <table:table-row table:style-name="ro1">
          <table:table-cell office:value-type="string" calcext:value-type="string">
            <text:p>WT 1</text:p>
          </table:table-cell>
          <table:table-cell office:value-type="float" office:value="1.88043640412678" calcext:value-type="float">
            <text:p>1.88043640412678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658.61216931333" calcext:value-type="float">
            <text:p>5658.61216931333</text:p>
          </table:table-cell>
          <table:table-cell table:formula="of:=[.D172]*[.C172]" office:value-type="float" office:value="176.831630291042" calcext:value-type="float">
            <text:p>176.831630291042</text:p>
          </table:table-cell>
          <table:table-cell table:formula="of:=[.B172]*[.C172]*[.D172]/1000" office:value-type="float" office:value="0.332520635000362" calcext:value-type="float">
            <text:p>0.332520635000362</text:p>
          </table:table-cell>
        </table:table-row>
        <table:table-row table:style-name="ro1">
          <table:table-cell office:value-type="string" calcext:value-type="string">
            <text:p>WT 2</text:p>
          </table:table-cell>
          <table:table-cell office:value-type="float" office:value="1.88185621190911" calcext:value-type="float">
            <text:p>1.88185621190911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658.61216931333" calcext:value-type="float">
            <text:p>5658.61216931333</text:p>
          </table:table-cell>
          <table:table-cell table:formula="of:=[.D173]*[.C173]" office:value-type="float" office:value="176.831630291042" calcext:value-type="float">
            <text:p>176.831630291042</text:p>
          </table:table-cell>
          <table:table-cell table:formula="of:=[.B173]*[.C173]*[.D173]/1000" office:value-type="float" office:value="0.332771701925212" calcext:value-type="float">
            <text:p>0.332771701925212</text:p>
          </table:table-cell>
        </table:table-row>
        <table:table-row table:style-name="ro1">
          <table:table-cell office:value-type="string" calcext:value-type="string">
            <text:p>WT 3</text:p>
          </table:table-cell>
          <table:table-cell office:value-type="float" office:value="1.82760623534889" calcext:value-type="float">
            <text:p>1.82760623534889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658.61216931333" calcext:value-type="float">
            <text:p>5658.61216931333</text:p>
          </table:table-cell>
          <table:table-cell table:formula="of:=[.D174]*[.C174]" office:value-type="float" office:value="176.831630291042" calcext:value-type="float">
            <text:p>176.831630291042</text:p>
          </table:table-cell>
          <table:table-cell table:formula="of:=[.B174]*[.C174]*[.D174]/1000" office:value-type="float" office:value="0.323178590126817" calcext:value-type="float">
            <text:p>0.323178590126817</text:p>
          </table:table-cell>
        </table:table-row>
        <table:table-row table:style-name="ro1">
          <table:table-cell office:value-type="string" calcext:value-type="string">
            <text:p>WT 4</text:p>
          </table:table-cell>
          <table:table-cell office:value-type="float" office:value="1.87285454758478" calcext:value-type="float">
            <text:p>1.87285454758478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658.61216931333" calcext:value-type="float">
            <text:p>5658.61216931333</text:p>
          </table:table-cell>
          <table:table-cell table:formula="of:=[.D175]*[.C175]" office:value-type="float" office:value="176.831630291042" calcext:value-type="float">
            <text:p>176.831630291042</text:p>
          </table:table-cell>
          <table:table-cell table:formula="of:=[.B175]*[.C175]*[.D175]/1000" office:value-type="float" office:value="0.331179922947408" calcext:value-type="float">
            <text:p>0.331179922947408</text:p>
          </table:table-cell>
        </table:table-row>
        <table:table-row table:style-name="ro1">
          <table:table-cell office:value-type="string" calcext:value-type="string">
            <text:p>WT 5</text:p>
          </table:table-cell>
          <table:table-cell office:value-type="float" office:value="1.93779807782256" calcext:value-type="float">
            <text:p>1.93779807782256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658.61216931333" calcext:value-type="float">
            <text:p>5658.61216931333</text:p>
          </table:table-cell>
          <table:table-cell table:formula="of:=[.D176]*[.C176]" office:value-type="float" office:value="176.831630291042" calcext:value-type="float">
            <text:p>176.831630291042</text:p>
          </table:table-cell>
          <table:table-cell table:formula="of:=[.B176]*[.C176]*[.D176]/1000" office:value-type="float" office:value="0.34266399327621" calcext:value-type="float">
            <text:p>0.34266399327621</text:p>
          </table:table-cell>
        </table:table-row>
        <table:table-row table:style-name="ro1">
          <table:table-cell office:value-type="string" calcext:value-type="string">
            <text:p>WT 6</text:p>
          </table:table-cell>
          <table:table-cell office:value-type="float" office:value="1.88959948429433" calcext:value-type="float">
            <text:p>1.88959948429433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658.61216931333" calcext:value-type="float">
            <text:p>5658.61216931333</text:p>
          </table:table-cell>
          <table:table-cell table:formula="of:=[.D177]*[.C177]" office:value-type="float" office:value="176.831630291042" calcext:value-type="float">
            <text:p>176.831630291042</text:p>
          </table:table-cell>
          <table:table-cell table:formula="of:=[.B177]*[.C177]*[.D177]/1000" office:value-type="float" office:value="0.334140957404878" calcext:value-type="float">
            <text:p>0.334140957404878</text:p>
          </table:table-cell>
        </table:table-row>
        <table:table-row table:style-name="ro1">
          <table:table-cell office:value-type="string" calcext:value-type="string">
            <text:p>WT 7</text:p>
          </table:table-cell>
          <table:table-cell office:value-type="float" office:value="1.71928502109678" calcext:value-type="float">
            <text:p>1.71928502109678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658.61216931333" calcext:value-type="float">
            <text:p>5658.61216931333</text:p>
          </table:table-cell>
          <table:table-cell table:formula="of:=[.D178]*[.C178]" office:value-type="float" office:value="176.831630291042" calcext:value-type="float">
            <text:p>176.831630291042</text:p>
          </table:table-cell>
          <table:table-cell table:formula="of:=[.B178]*[.C178]*[.D178]/1000" office:value-type="float" office:value="0.304023973215511" calcext:value-type="float">
            <text:p>0.304023973215511</text:p>
          </table:table-cell>
        </table:table-row>
        <table:table-row table:style-name="ro1">
          <table:table-cell office:value-type="string" calcext:value-type="string">
            <text:p>WT 8</text:p>
          </table:table-cell>
          <table:table-cell office:value-type="float" office:value="1.80423595874478" calcext:value-type="float">
            <text:p>1.80423595874478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658.61216931333" calcext:value-type="float">
            <text:p>5658.61216931333</text:p>
          </table:table-cell>
          <table:table-cell table:formula="of:=[.D179]*[.C179]" office:value-type="float" office:value="176.831630291042" calcext:value-type="float">
            <text:p>176.831630291042</text:p>
          </table:table-cell>
          <table:table-cell table:formula="of:=[.B179]*[.C179]*[.D179]/1000" office:value-type="float" office:value="0.31904598601456" calcext:value-type="float">
            <text:p>0.31904598601456</text:p>
          </table:table-cell>
        </table:table-row>
        <table:table-row table:style-name="ro1">
          <table:table-cell office:value-type="string" calcext:value-type="string">
            <text:p>WT 9</text:p>
          </table:table-cell>
          <table:table-cell office:value-type="float" office:value="1.76892827004222" calcext:value-type="float">
            <text:p>1.76892827004222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658.61216931333" calcext:value-type="float">
            <text:p>5658.61216931333</text:p>
          </table:table-cell>
          <table:table-cell table:formula="of:=[.D180]*[.C180]" office:value-type="float" office:value="176.831630291042" calcext:value-type="float">
            <text:p>176.831630291042</text:p>
          </table:table-cell>
          <table:table-cell table:formula="of:=[.B180]*[.C180]*[.D180]/1000" office:value-type="float" office:value="0.312802469859478" calcext:value-type="float">
            <text:p>0.312802469859478</text:p>
          </table:table-cell>
        </table:table-row>
        <table:table-row table:style-name="ro1">
          <table:table-cell office:value-type="string" calcext:value-type="string">
            <text:p>WT 10</text:p>
          </table:table-cell>
          <table:table-cell office:value-type="float" office:value="1.89938492733333" calcext:value-type="float">
            <text:p>1.89938492733333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658.61216931333" calcext:value-type="float">
            <text:p>5658.61216931333</text:p>
          </table:table-cell>
          <table:table-cell table:formula="of:=[.D181]*[.C181]" office:value-type="float" office:value="176.831630291042" calcext:value-type="float">
            <text:p>176.831630291042</text:p>
          </table:table-cell>
          <table:table-cell table:formula="of:=[.B181]*[.C181]*[.D181]/1000" office:value-type="float" office:value="0.335871333250584" calcext:value-type="float">
            <text:p>0.335871333250584</text:p>
          </table:table-cell>
        </table:table-row>
        <table:table-row table:style-name="ro1">
          <table:table-cell office:value-type="string" calcext:value-type="string">
            <text:p>WT 11</text:p>
          </table:table-cell>
          <table:table-cell office:value-type="float" office:value="1.816535185185" calcext:value-type="float">
            <text:p>1.816535185185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658.61216931333" calcext:value-type="float">
            <text:p>5658.61216931333</text:p>
          </table:table-cell>
          <table:table-cell table:formula="of:=[.D182]*[.C182]" office:value-type="float" office:value="176.831630291042" calcext:value-type="float">
            <text:p>176.831630291042</text:p>
          </table:table-cell>
          <table:table-cell table:formula="of:=[.B182]*[.C182]*[.D182]/1000" office:value-type="float" office:value="0.321220878277303" calcext:value-type="float">
            <text:p>0.321220878277303</text:p>
          </table:table-cell>
        </table:table-row>
        <table:table-row table:style-name="ro1">
          <table:table-cell office:value-type="string" calcext:value-type="string">
            <text:p>WT 12</text:p>
          </table:table-cell>
          <table:table-cell office:value-type="float" office:value="1.91441565869533" calcext:value-type="float">
            <text:p>1.91441565869533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658.61216931333" calcext:value-type="float">
            <text:p>5658.61216931333</text:p>
          </table:table-cell>
          <table:table-cell table:formula="of:=[.D183]*[.C183]" office:value-type="float" office:value="176.831630291042" calcext:value-type="float">
            <text:p>176.831630291042</text:p>
          </table:table-cell>
          <table:table-cell table:formula="of:=[.B183]*[.C183]*[.D183]/1000" office:value-type="float" office:value="0.338529241981793" calcext:value-type="float">
            <text:p>0.338529241981793</text:p>
          </table:table-cell>
        </table:table-row>
        <table:table-row table:style-name="ro1">
          <table:table-cell office:value-type="string" calcext:value-type="string">
            <text:p>WT 13</text:p>
          </table:table-cell>
          <table:table-cell office:value-type="float" office:value="1.81442219878089" calcext:value-type="float">
            <text:p>1.81442219878089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658.61216931333" calcext:value-type="float">
            <text:p>5658.61216931333</text:p>
          </table:table-cell>
          <table:table-cell table:formula="of:=[.D184]*[.C184]" office:value-type="float" office:value="176.831630291042" calcext:value-type="float">
            <text:p>176.831630291042</text:p>
          </table:table-cell>
          <table:table-cell table:formula="of:=[.B184]*[.C184]*[.D184]/1000" office:value-type="float" office:value="0.320847235446681" calcext:value-type="float">
            <text:p>0.320847235446681</text:p>
          </table:table-cell>
        </table:table-row>
        <table:table-row table:style-name="ro1">
          <table:table-cell office:value-type="string" calcext:value-type="string">
            <text:p>WT 14</text:p>
          </table:table-cell>
          <table:table-cell office:value-type="float" office:value="1.87868888888856" calcext:value-type="float">
            <text:p>1.87868888888856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658.61216931333" calcext:value-type="float">
            <text:p>5658.61216931333</text:p>
          </table:table-cell>
          <table:table-cell table:formula="of:=[.D185]*[.C185]" office:value-type="float" office:value="176.831630291042" calcext:value-type="float">
            <text:p>176.831630291042</text:p>
          </table:table-cell>
          <table:table-cell table:formula="of:=[.B185]*[.C185]*[.D185]/1000" office:value-type="float" office:value="0.332211619031829" calcext:value-type="float">
            <text:p>0.332211619031829</text:p>
          </table:table-cell>
        </table:table-row>
        <table:table-row table:style-name="ro1">
          <table:table-cell office:value-type="string" calcext:value-type="string">
            <text:p>WT 15</text:p>
          </table:table-cell>
          <table:table-cell office:value-type="float" office:value="1.88196887013556" calcext:value-type="float">
            <text:p>1.88196887013556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658.61216931333" calcext:value-type="float">
            <text:p>5658.61216931333</text:p>
          </table:table-cell>
          <table:table-cell table:formula="of:=[.D186]*[.C186]" office:value-type="float" office:value="176.831630291042" calcext:value-type="float">
            <text:p>176.831630291042</text:p>
          </table:table-cell>
          <table:table-cell table:formula="of:=[.B186]*[.C186]*[.D186]/1000" office:value-type="float" office:value="0.332791623463061" calcext:value-type="float">
            <text:p>0.332791623463061</text:p>
          </table:table-cell>
        </table:table-row>
        <table:table-row table:style-name="ro1">
          <table:table-cell office:value-type="string" calcext:value-type="string">
            <text:p>WT 16</text:p>
          </table:table-cell>
          <table:table-cell office:value-type="float" office:value="1.98092067510356" calcext:value-type="float">
            <text:p>1.98092067510356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658.61216931333" calcext:value-type="float">
            <text:p>5658.61216931333</text:p>
          </table:table-cell>
          <table:table-cell table:formula="of:=[.D187]*[.C187]" office:value-type="float" office:value="176.831630291042" calcext:value-type="float">
            <text:p>176.831630291042</text:p>
          </table:table-cell>
          <table:table-cell table:formula="of:=[.B187]*[.C187]*[.D187]/1000" office:value-type="float" office:value="0.350289432455793" calcext:value-type="float">
            <text:p>0.350289432455793</text:p>
          </table:table-cell>
        </table:table-row>
        <table:table-row table:style-name="ro1">
          <table:table-cell office:value-type="string" calcext:value-type="string">
            <text:p>WT 17</text:p>
          </table:table-cell>
          <table:table-cell office:value-type="float" office:value="1.88252095639878" calcext:value-type="float">
            <text:p>1.88252095639878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658.61216931333" calcext:value-type="float">
            <text:p>5658.61216931333</text:p>
          </table:table-cell>
          <table:table-cell table:formula="of:=[.D188]*[.C188]" office:value-type="float" office:value="176.831630291042" calcext:value-type="float">
            <text:p>176.831630291042</text:p>
          </table:table-cell>
          <table:table-cell table:formula="of:=[.B188]*[.C188]*[.D188]/1000" office:value-type="float" office:value="0.332889249777047" calcext:value-type="float">
            <text:p>0.332889249777047</text:p>
          </table:table-cell>
        </table:table-row>
        <table:table-row table:style-name="ro1">
          <table:table-cell office:value-type="string" calcext:value-type="string">
            <text:p>WT 18</text:p>
          </table:table-cell>
          <table:table-cell office:value-type="float" office:value="1.77935729020144" calcext:value-type="float">
            <text:p>1.77935729020144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658.61216931333" calcext:value-type="float">
            <text:p>5658.61216931333</text:p>
          </table:table-cell>
          <table:table-cell table:formula="of:=[.D189]*[.C189]" office:value-type="float" office:value="176.831630291042" calcext:value-type="float">
            <text:p>176.831630291042</text:p>
          </table:table-cell>
          <table:table-cell table:formula="of:=[.B189]*[.C189]*[.D189]/1000" office:value-type="float" office:value="0.31464665049657" calcext:value-type="float">
            <text:p>0.31464665049657</text:p>
          </table:table-cell>
        </table:table-row>
        <table:table-row table:style-name="ro1">
          <table:table-cell office:value-type="string" calcext:value-type="string">
            <text:p>WT 19</text:p>
          </table:table-cell>
          <table:table-cell office:value-type="float" office:value="1.88575049226433" calcext:value-type="float">
            <text:p>1.88575049226433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658.61216931333" calcext:value-type="float">
            <text:p>5658.61216931333</text:p>
          </table:table-cell>
          <table:table-cell table:formula="of:=[.D190]*[.C190]" office:value-type="float" office:value="176.831630291042" calcext:value-type="float">
            <text:p>176.831630291042</text:p>
          </table:table-cell>
          <table:table-cell table:formula="of:=[.B190]*[.C190]*[.D190]/1000" office:value-type="float" office:value="0.333460333869236" calcext:value-type="float">
            <text:p>0.333460333869236</text:p>
          </table:table-cell>
        </table:table-row>
        <table:table-row table:style-name="ro1">
          <table:table-cell office:value-type="string" calcext:value-type="string">
            <text:p>WT 20</text:p>
          </table:table-cell>
          <table:table-cell office:value-type="float" office:value="1.86223921706511" calcext:value-type="float">
            <text:p>1.86223921706511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658.61216931333" calcext:value-type="float">
            <text:p>5658.61216931333</text:p>
          </table:table-cell>
          <table:table-cell table:formula="of:=[.D191]*[.C191]" office:value-type="float" office:value="176.831630291042" calcext:value-type="float">
            <text:p>176.831630291042</text:p>
          </table:table-cell>
          <table:table-cell table:formula="of:=[.B191]*[.C191]*[.D191]/1000" office:value-type="float" office:value="0.329302796745536" calcext:value-type="float">
            <text:p>0.329302796745536</text:p>
          </table:table-cell>
        </table:table-row>
        <table:table-row table:style-name="ro1">
          <table:table-cell office:value-type="string" calcext:value-type="string">
            <text:p>WT 21</text:p>
          </table:table-cell>
          <table:table-cell office:value-type="float" office:value="1.86375128926367" calcext:value-type="float">
            <text:p>1.86375128926367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658.61216931333" calcext:value-type="float">
            <text:p>5658.61216931333</text:p>
          </table:table-cell>
          <table:table-cell table:formula="of:=[.D192]*[.C192]" office:value-type="float" office:value="176.831630291042" calcext:value-type="float">
            <text:p>176.831630291042</text:p>
          </table:table-cell>
          <table:table-cell table:formula="of:=[.B192]*[.C192]*[.D192]/1000" office:value-type="float" office:value="0.329570178937525" calcext:value-type="float">
            <text:p>0.329570178937525</text:p>
          </table:table-cell>
        </table:table-row>
        <table:table-row table:style-name="ro1">
          <table:table-cell office:value-type="string" calcext:value-type="string">
            <text:p>WT 22</text:p>
          </table:table-cell>
          <table:table-cell office:value-type="float" office:value="1.883637294891" calcext:value-type="float">
            <text:p>1.883637294891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658.61216931333" calcext:value-type="float">
            <text:p>5658.61216931333</text:p>
          </table:table-cell>
          <table:table-cell table:formula="of:=[.D193]*[.C193]" office:value-type="float" office:value="176.831630291042" calcext:value-type="float">
            <text:p>176.831630291042</text:p>
          </table:table-cell>
          <table:table-cell table:formula="of:=[.B193]*[.C193]*[.D193]/1000" office:value-type="float" office:value="0.333086653732583" calcext:value-type="float">
            <text:p>0.333086653732583</text:p>
          </table:table-cell>
        </table:table-row>
        <table:table-row table:style-name="ro1">
          <table:table-cell office:value-type="string" calcext:value-type="string">
            <text:p>WT 23</text:p>
          </table:table-cell>
          <table:table-cell office:value-type="float" office:value="1.87641125175844" calcext:value-type="float">
            <text:p>1.87641125175844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658.61216931333" calcext:value-type="float">
            <text:p>5658.61216931333</text:p>
          </table:table-cell>
          <table:table-cell table:formula="of:=[.D194]*[.C194]" office:value-type="float" office:value="176.831630291042" calcext:value-type="float">
            <text:p>176.831630291042</text:p>
          </table:table-cell>
          <table:table-cell table:formula="of:=[.B194]*[.C194]*[.D194]/1000" office:value-type="float" office:value="0.331808860744899" calcext:value-type="float">
            <text:p>0.331808860744899</text:p>
          </table:table-cell>
        </table:table-row>
        <table:table-row table:style-name="ro1">
          <table:table-cell office:value-type="string" calcext:value-type="string">
            <text:p>WT 24</text:p>
          </table:table-cell>
          <table:table-cell office:value-type="float" office:value="1.86591711204989" calcext:value-type="float">
            <text:p>1.86591711204989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658.61216931333" calcext:value-type="float">
            <text:p>5658.61216931333</text:p>
          </table:table-cell>
          <table:table-cell table:formula="of:=[.D195]*[.C195]" office:value-type="float" office:value="176.831630291042" calcext:value-type="float">
            <text:p>176.831630291042</text:p>
          </table:table-cell>
          <table:table-cell table:formula="of:=[.B195]*[.C195]*[.D195]/1000" office:value-type="float" office:value="0.329953164911734" calcext:value-type="float">
            <text:p>0.329953164911734</text:p>
          </table:table-cell>
        </table:table-row>
        <table:table-row table:style-name="ro1">
          <table:table-cell office:value-type="string" calcext:value-type="string">
            <text:p>WT 25</text:p>
          </table:table-cell>
          <table:table-cell office:value-type="float" office:value="1.91964505391389" calcext:value-type="float">
            <text:p>1.91964505391389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658.61216931333" calcext:value-type="float">
            <text:p>5658.61216931333</text:p>
          </table:table-cell>
          <table:table-cell table:formula="of:=[.D196]*[.C196]" office:value-type="float" office:value="176.831630291042" calcext:value-type="float">
            <text:p>176.831630291042</text:p>
          </table:table-cell>
          <table:table-cell table:formula="of:=[.B196]*[.C196]*[.D196]/1000" office:value-type="float" office:value="0.339453964463727" calcext:value-type="float">
            <text:p>0.339453964463727</text:p>
          </table:table-cell>
        </table:table-row>
        <table:table-row table:style-name="ro1">
          <table:table-cell office:value-type="string" calcext:value-type="string">
            <text:p>WT 26</text:p>
          </table:table-cell>
          <table:table-cell office:value-type="float" office:value="1.75933595874222" calcext:value-type="float">
            <text:p>1.75933595874222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658.61216931333" calcext:value-type="float">
            <text:p>5658.61216931333</text:p>
          </table:table-cell>
          <table:table-cell table:formula="of:=[.D197]*[.C197]" office:value-type="float" office:value="176.831630291042" calcext:value-type="float">
            <text:p>176.831630291042</text:p>
          </table:table-cell>
          <table:table-cell table:formula="of:=[.B197]*[.C197]*[.D197]/1000" office:value-type="float" office:value="0.311106245814039" calcext:value-type="float">
            <text:p>0.311106245814039</text:p>
          </table:table-cell>
        </table:table-row>
        <table:table-row table:style-name="ro1">
          <table:table-cell office:value-type="string" calcext:value-type="string">
            <text:p>WT 27</text:p>
          </table:table-cell>
          <table:table-cell office:value-type="float" office:value="1.970449554617" calcext:value-type="float">
            <text:p>1.970449554617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658.61216931333" calcext:value-type="float">
            <text:p>5658.61216931333</text:p>
          </table:table-cell>
          <table:table-cell table:formula="of:=[.D198]*[.C198]" office:value-type="float" office:value="176.831630291042" calcext:value-type="float">
            <text:p>176.831630291042</text:p>
          </table:table-cell>
          <table:table-cell table:formula="of:=[.B198]*[.C198]*[.D198]/1000" office:value-type="float" office:value="0.348437807149181" calcext:value-type="float">
            <text:p>0.348437807149181</text:p>
          </table:table-cell>
        </table:table-row>
        <table:table-row table:style-name="ro1">
          <table:table-cell office:value-type="string" calcext:value-type="string">
            <text:p>WT 28</text:p>
          </table:table-cell>
          <table:table-cell office:value-type="float" office:value="1.98534777309033" calcext:value-type="float">
            <text:p>1.98534777309033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658.61216931333" calcext:value-type="float">
            <text:p>5658.61216931333</text:p>
          </table:table-cell>
          <table:table-cell table:formula="of:=[.D199]*[.C199]" office:value-type="float" office:value="176.831630291042" calcext:value-type="float">
            <text:p>176.831630291042</text:p>
          </table:table-cell>
          <table:table-cell table:formula="of:=[.B199]*[.C199]*[.D199]/1000" office:value-type="float" office:value="0.351072283410252" calcext:value-type="float">
            <text:p>0.351072283410252</text:p>
          </table:table-cell>
        </table:table-row>
        <table:table-row table:style-name="ro1">
          <table:table-cell office:value-type="string" calcext:value-type="string">
            <text:p>WT 29</text:p>
          </table:table-cell>
          <table:table-cell office:value-type="float" office:value="1.84384411626922" calcext:value-type="float">
            <text:p>1.84384411626922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658.61216931333" calcext:value-type="float">
            <text:p>5658.61216931333</text:p>
          </table:table-cell>
          <table:table-cell table:formula="of:=[.D200]*[.C200]" office:value-type="float" office:value="176.831630291042" calcext:value-type="float">
            <text:p>176.831630291042</text:p>
          </table:table-cell>
          <table:table-cell table:formula="of:=[.B200]*[.C200]*[.D200]/1000" office:value-type="float" office:value="0.326049961082431" calcext:value-type="float">
            <text:p>0.326049961082431</text:p>
          </table:table-cell>
        </table:table-row>
        <table:table-row table:style-name="ro1">
          <table:table-cell office:value-type="string" calcext:value-type="string">
            <text:p>WT 30</text:p>
          </table:table-cell>
          <table:table-cell office:value-type="float" office:value="1.85089646038556" calcext:value-type="float">
            <text:p>1.85089646038556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658.61216931333" calcext:value-type="float">
            <text:p>5658.61216931333</text:p>
          </table:table-cell>
          <table:table-cell table:formula="of:=[.D201]*[.C201]" office:value-type="float" office:value="176.831630291042" calcext:value-type="float">
            <text:p>176.831630291042</text:p>
          </table:table-cell>
          <table:table-cell table:formula="of:=[.B201]*[.C201]*[.D201]/1000" office:value-type="float" office:value="0.327297038589897" calcext:value-type="float">
            <text:p>0.327297038589897</text:p>
          </table:table-cell>
        </table:table-row>
        <table:table-row table:style-name="ro1">
          <table:table-cell office:value-type="string" calcext:value-type="string">
            <text:p>WT 31</text:p>
          </table:table-cell>
          <table:table-cell office:value-type="float" office:value="1.87482358181011" calcext:value-type="float">
            <text:p>1.87482358181011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5658.61216931333" calcext:value-type="float">
            <text:p>5658.61216931333</text:p>
          </table:table-cell>
          <table:table-cell table:formula="of:=[.D202]*[.C202]" office:value-type="float" office:value="176.831630291042" calcext:value-type="float">
            <text:p>176.831630291042</text:p>
          </table:table-cell>
          <table:table-cell table:formula="of:=[.B202]*[.C202]*[.D202]/1000" office:value-type="float" office:value="0.331528110479572" calcext:value-type="float">
            <text:p>0.331528110479572</text:p>
          </table:table-cell>
        </table:table-row>
        <table:table-row table:style-name="ro1">
          <table:table-cell table:number-columns-repeated="5"/>
          <table:table-cell table:formula="of:=SUM([.F171:.F202])" office:value-type="float" office:value="10.552908701209" calcext:value-type="float">
            <text:p>10.55290870120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WT 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T 0</text:p>
          </table:table-cell>
          <table:table-cell office:value-type="float" office:value="1.78016097046456" calcext:value-type="float">
            <text:p>1.78016097046456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06]*[.C206]" office:value-type="float" office:value="89.4516036030903" calcext:value-type="float">
            <text:p>89.4516036030903</text:p>
          </table:table-cell>
          <table:table-cell table:formula="of:=[.B206]*[.C206]*[.D206]/1000" office:value-type="float" office:value="0.159238253479688" calcext:value-type="float">
            <text:p>0.159238253479688</text:p>
          </table:table-cell>
        </table:table-row>
        <table:table-row table:style-name="ro1">
          <table:table-cell office:value-type="string" calcext:value-type="string">
            <text:p>WT 1</text:p>
          </table:table-cell>
          <table:table-cell office:value-type="float" office:value="1.70452325363233" calcext:value-type="float">
            <text:p>1.70452325363233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07]*[.C207]" office:value-type="float" office:value="89.4516036030903" calcext:value-type="float">
            <text:p>89.4516036030903</text:p>
          </table:table-cell>
          <table:table-cell table:formula="of:=[.B207]*[.C207]*[.D207]/1000" office:value-type="float" office:value="0.152472338416169" calcext:value-type="float">
            <text:p>0.152472338416169</text:p>
          </table:table-cell>
        </table:table-row>
        <table:table-row table:style-name="ro1">
          <table:table-cell office:value-type="string" calcext:value-type="string">
            <text:p>WT 2</text:p>
          </table:table-cell>
          <table:table-cell office:value-type="float" office:value="1.86690246132267" calcext:value-type="float">
            <text:p>1.86690246132267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08]*[.C208]" office:value-type="float" office:value="89.4516036030903" calcext:value-type="float">
            <text:p>89.4516036030903</text:p>
          </table:table-cell>
          <table:table-cell table:formula="of:=[.B208]*[.C208]*[.D208]/1000" office:value-type="float" office:value="0.166997418935869" calcext:value-type="float">
            <text:p>0.166997418935869</text:p>
          </table:table-cell>
        </table:table-row>
        <table:table-row table:style-name="ro1">
          <table:table-cell office:value-type="string" calcext:value-type="string">
            <text:p>WT 3</text:p>
          </table:table-cell>
          <table:table-cell office:value-type="float" office:value="1.87378956868267" calcext:value-type="float">
            <text:p>1.87378956868267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09]*[.C209]" office:value-type="float" office:value="89.4516036030903" calcext:value-type="float">
            <text:p>89.4516036030903</text:p>
          </table:table-cell>
          <table:table-cell table:formula="of:=[.B209]*[.C209]*[.D209]/1000" office:value-type="float" office:value="0.167613481733408" calcext:value-type="float">
            <text:p>0.167613481733408</text:p>
          </table:table-cell>
        </table:table-row>
        <table:table-row table:style-name="ro1">
          <table:table-cell office:value-type="string" calcext:value-type="string">
            <text:p>WT 4</text:p>
          </table:table-cell>
          <table:table-cell office:value-type="float" office:value="1.837806516643" calcext:value-type="float">
            <text:p>1.837806516643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10]*[.C210]" office:value-type="float" office:value="89.4516036030903" calcext:value-type="float">
            <text:p>89.4516036030903</text:p>
          </table:table-cell>
          <table:table-cell table:formula="of:=[.B210]*[.C210]*[.D210]/1000" office:value-type="float" office:value="0.164394740025926" calcext:value-type="float">
            <text:p>0.164394740025926</text:p>
          </table:table-cell>
        </table:table-row>
        <table:table-row table:style-name="ro1">
          <table:table-cell office:value-type="string" calcext:value-type="string">
            <text:p>WT 5</text:p>
          </table:table-cell>
          <table:table-cell office:value-type="float" office:value="1.80323879512467" calcext:value-type="float">
            <text:p>1.80323879512467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11]*[.C211]" office:value-type="float" office:value="89.4516036030903" calcext:value-type="float">
            <text:p>89.4516036030903</text:p>
          </table:table-cell>
          <table:table-cell table:formula="of:=[.B211]*[.C211]*[.D211]/1000" office:value-type="float" office:value="0.161302601903206" calcext:value-type="float">
            <text:p>0.161302601903206</text:p>
          </table:table-cell>
        </table:table-row>
        <table:table-row table:style-name="ro1">
          <table:table-cell office:value-type="string" calcext:value-type="string">
            <text:p>WT 6</text:p>
          </table:table-cell>
          <table:table-cell office:value-type="float" office:value="1.89864357712144" calcext:value-type="float">
            <text:p>1.89864357712144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12]*[.C212]" office:value-type="float" office:value="89.4516036030903" calcext:value-type="float">
            <text:p>89.4516036030903</text:p>
          </table:table-cell>
          <table:table-cell table:formula="of:=[.B212]*[.C212]*[.D212]/1000" office:value-type="float" office:value="0.169836712644221" calcext:value-type="float">
            <text:p>0.169836712644221</text:p>
          </table:table-cell>
        </table:table-row>
        <table:table-row table:style-name="ro1">
          <table:table-cell office:value-type="string" calcext:value-type="string">
            <text:p>WT 7</text:p>
          </table:table-cell>
          <table:table-cell office:value-type="float" office:value="1.924192381621" calcext:value-type="float">
            <text:p>1.924192381621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13]*[.C213]" office:value-type="float" office:value="89.4516036030903" calcext:value-type="float">
            <text:p>89.4516036030903</text:p>
          </table:table-cell>
          <table:table-cell table:formula="of:=[.B213]*[.C213]*[.D213]/1000" office:value-type="float" office:value="0.172122094176848" calcext:value-type="float">
            <text:p>0.172122094176848</text:p>
          </table:table-cell>
        </table:table-row>
        <table:table-row table:style-name="ro1">
          <table:table-cell office:value-type="string" calcext:value-type="string">
            <text:p>WT 8</text:p>
          </table:table-cell>
          <table:table-cell office:value-type="float" office:value="1.93255939990544" calcext:value-type="float">
            <text:p>1.93255939990544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14]*[.C214]" office:value-type="float" office:value="89.4516036030903" calcext:value-type="float">
            <text:p>89.4516036030903</text:p>
          </table:table-cell>
          <table:table-cell table:formula="of:=[.B214]*[.C214]*[.D214]/1000" office:value-type="float" office:value="0.172870537379768" calcext:value-type="float">
            <text:p>0.172870537379768</text:p>
          </table:table-cell>
        </table:table-row>
        <table:table-row table:style-name="ro1">
          <table:table-cell office:value-type="string" calcext:value-type="string">
            <text:p>WT 9</text:p>
          </table:table-cell>
          <table:table-cell office:value-type="float" office:value="1.75746148616889" calcext:value-type="float">
            <text:p>1.75746148616889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15]*[.C215]" office:value-type="float" office:value="89.4516036030903" calcext:value-type="float">
            <text:p>89.4516036030903</text:p>
          </table:table-cell>
          <table:table-cell table:formula="of:=[.B215]*[.C215]*[.D215]/1000" office:value-type="float" office:value="0.157207748208478" calcext:value-type="float">
            <text:p>0.157207748208478</text:p>
          </table:table-cell>
        </table:table-row>
        <table:table-row table:style-name="ro1">
          <table:table-cell office:value-type="string" calcext:value-type="string">
            <text:p>WT 10</text:p>
          </table:table-cell>
          <table:table-cell office:value-type="float" office:value="1.76772845757056" calcext:value-type="float">
            <text:p>1.76772845757056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16]*[.C216]" office:value-type="float" office:value="89.4516036030903" calcext:value-type="float">
            <text:p>89.4516036030903</text:p>
          </table:table-cell>
          <table:table-cell table:formula="of:=[.B216]*[.C216]*[.D216]/1000" office:value-type="float" office:value="0.158126145264504" calcext:value-type="float">
            <text:p>0.158126145264504</text:p>
          </table:table-cell>
        </table:table-row>
        <table:table-row table:style-name="ro1">
          <table:table-cell office:value-type="string" calcext:value-type="string">
            <text:p>WT 11</text:p>
          </table:table-cell>
          <table:table-cell office:value-type="float" office:value="1.799482161275" calcext:value-type="float">
            <text:p>1.79948216127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17]*[.C217]" office:value-type="float" office:value="89.4516036030903" calcext:value-type="float">
            <text:p>89.4516036030903</text:p>
          </table:table-cell>
          <table:table-cell table:formula="of:=[.B217]*[.C217]*[.D217]/1000" office:value-type="float" office:value="0.160966564981204" calcext:value-type="float">
            <text:p>0.160966564981204</text:p>
          </table:table-cell>
        </table:table-row>
        <table:table-row table:style-name="ro1">
          <table:table-cell office:value-type="string" calcext:value-type="string">
            <text:p>WT 12</text:p>
          </table:table-cell>
          <table:table-cell office:value-type="float" office:value="1.79452175339856" calcext:value-type="float">
            <text:p>1.79452175339856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18]*[.C218]" office:value-type="float" office:value="89.4516036030903" calcext:value-type="float">
            <text:p>89.4516036030903</text:p>
          </table:table-cell>
          <table:table-cell table:formula="of:=[.B218]*[.C218]*[.D218]/1000" office:value-type="float" office:value="0.160522848542131" calcext:value-type="float">
            <text:p>0.160522848542131</text:p>
          </table:table-cell>
        </table:table-row>
        <table:table-row table:style-name="ro1">
          <table:table-cell office:value-type="string" calcext:value-type="string">
            <text:p>WT 13</text:p>
          </table:table-cell>
          <table:table-cell office:value-type="float" office:value="1.77262817627622" calcext:value-type="float">
            <text:p>1.77262817627622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19]*[.C219]" office:value-type="float" office:value="89.4516036030903" calcext:value-type="float">
            <text:p>89.4516036030903</text:p>
          </table:table-cell>
          <table:table-cell table:formula="of:=[.B219]*[.C219]*[.D219]/1000" office:value-type="float" office:value="0.158564432959929" calcext:value-type="float">
            <text:p>0.158564432959929</text:p>
          </table:table-cell>
        </table:table-row>
        <table:table-row table:style-name="ro1">
          <table:table-cell office:value-type="string" calcext:value-type="string">
            <text:p>WT 14</text:p>
          </table:table-cell>
          <table:table-cell office:value-type="float" office:value="1.71142093295967" calcext:value-type="float">
            <text:p>1.71142093295967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20]*[.C220]" office:value-type="float" office:value="89.4516036030903" calcext:value-type="float">
            <text:p>89.4516036030903</text:p>
          </table:table-cell>
          <table:table-cell table:formula="of:=[.B220]*[.C220]*[.D220]/1000" office:value-type="float" office:value="0.153089346893139" calcext:value-type="float">
            <text:p>0.153089346893139</text:p>
          </table:table-cell>
        </table:table-row>
        <table:table-row table:style-name="ro1">
          <table:table-cell office:value-type="string" calcext:value-type="string">
            <text:p>WT 15</text:p>
          </table:table-cell>
          <table:table-cell office:value-type="float" office:value="1.74248893577111" calcext:value-type="float">
            <text:p>1.74248893577111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21]*[.C221]" office:value-type="float" office:value="89.4516036030903" calcext:value-type="float">
            <text:p>89.4516036030903</text:p>
          </table:table-cell>
          <table:table-cell table:formula="of:=[.B221]*[.C221]*[.D221]/1000" office:value-type="float" office:value="0.155868429565368" calcext:value-type="float">
            <text:p>0.155868429565368</text:p>
          </table:table-cell>
        </table:table-row>
        <table:table-row table:style-name="ro1">
          <table:table-cell office:value-type="string" calcext:value-type="string">
            <text:p>WT 16</text:p>
          </table:table-cell>
          <table:table-cell office:value-type="float" office:value="1.80176715893156" calcext:value-type="float">
            <text:p>1.80176715893156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22]*[.C222]" office:value-type="float" office:value="89.4516036030903" calcext:value-type="float">
            <text:p>89.4516036030903</text:p>
          </table:table-cell>
          <table:table-cell table:formula="of:=[.B222]*[.C222]*[.D222]/1000" office:value-type="float" office:value="0.161170961685812" calcext:value-type="float">
            <text:p>0.161170961685812</text:p>
          </table:table-cell>
        </table:table-row>
        <table:table-row table:style-name="ro1">
          <table:table-cell office:value-type="string" calcext:value-type="string">
            <text:p>WT 17</text:p>
          </table:table-cell>
          <table:table-cell office:value-type="float" office:value="1.90420351617489" calcext:value-type="float">
            <text:p>1.90420351617489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23]*[.C223]" office:value-type="float" office:value="89.4516036030903" calcext:value-type="float">
            <text:p>89.4516036030903</text:p>
          </table:table-cell>
          <table:table-cell table:formula="of:=[.B223]*[.C223]*[.D223]/1000" office:value-type="float" office:value="0.170334058108487" calcext:value-type="float">
            <text:p>0.170334058108487</text:p>
          </table:table-cell>
        </table:table-row>
        <table:table-row table:style-name="ro1">
          <table:table-cell office:value-type="string" calcext:value-type="string">
            <text:p>WT 18</text:p>
          </table:table-cell>
          <table:table-cell office:value-type="float" office:value="1.81648638068522" calcext:value-type="float">
            <text:p>1.81648638068522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24]*[.C224]" office:value-type="float" office:value="89.4516036030903" calcext:value-type="float">
            <text:p>89.4516036030903</text:p>
          </table:table-cell>
          <table:table-cell table:formula="of:=[.B224]*[.C224]*[.D224]/1000" office:value-type="float" office:value="0.162487619675467" calcext:value-type="float">
            <text:p>0.162487619675467</text:p>
          </table:table-cell>
        </table:table-row>
        <table:table-row table:style-name="ro1">
          <table:table-cell office:value-type="string" calcext:value-type="string">
            <text:p>WT 19</text:p>
          </table:table-cell>
          <table:table-cell office:value-type="float" office:value="1.800808673231" calcext:value-type="float">
            <text:p>1.800808673231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25]*[.C225]" office:value-type="float" office:value="89.4516036030903" calcext:value-type="float">
            <text:p>89.4516036030903</text:p>
          </table:table-cell>
          <table:table-cell table:formula="of:=[.B225]*[.C225]*[.D225]/1000" office:value-type="float" office:value="0.161085223602866" calcext:value-type="float">
            <text:p>0.161085223602866</text:p>
          </table:table-cell>
        </table:table-row>
        <table:table-row table:style-name="ro1">
          <table:table-cell office:value-type="string" calcext:value-type="string">
            <text:p>WT 20</text:p>
          </table:table-cell>
          <table:table-cell office:value-type="float" office:value="1.83452301922178" calcext:value-type="float">
            <text:p>1.83452301922178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26]*[.C226]" office:value-type="float" office:value="89.4516036030903" calcext:value-type="float">
            <text:p>89.4516036030903</text:p>
          </table:table-cell>
          <table:table-cell table:formula="of:=[.B226]*[.C226]*[.D226]/1000" office:value-type="float" office:value="0.164101025916171" calcext:value-type="float">
            <text:p>0.164101025916171</text:p>
          </table:table-cell>
        </table:table-row>
        <table:table-row table:style-name="ro1">
          <table:table-cell office:value-type="string" calcext:value-type="string">
            <text:p>WT 21</text:p>
          </table:table-cell>
          <table:table-cell office:value-type="float" office:value="1.80945093764689" calcext:value-type="float">
            <text:p>1.80945093764689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27]*[.C227]" office:value-type="float" office:value="89.4516036030903" calcext:value-type="float">
            <text:p>89.4516036030903</text:p>
          </table:table-cell>
          <table:table-cell table:formula="of:=[.B227]*[.C227]*[.D227]/1000" office:value-type="float" office:value="0.16185828801363" calcext:value-type="float">
            <text:p>0.16185828801363</text:p>
          </table:table-cell>
        </table:table-row>
        <table:table-row table:style-name="ro1">
          <table:table-cell office:value-type="string" calcext:value-type="string">
            <text:p>WT 22</text:p>
          </table:table-cell>
          <table:table-cell office:value-type="float" office:value="1.83553942803744" calcext:value-type="float">
            <text:p>1.83553942803744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28]*[.C228]" office:value-type="float" office:value="89.4516036030903" calcext:value-type="float">
            <text:p>89.4516036030903</text:p>
          </table:table-cell>
          <table:table-cell table:formula="of:=[.B228]*[.C228]*[.D228]/1000" office:value-type="float" office:value="0.164191945314648" calcext:value-type="float">
            <text:p>0.164191945314648</text:p>
          </table:table-cell>
        </table:table-row>
        <table:table-row table:style-name="ro1">
          <table:table-cell office:value-type="string" calcext:value-type="string">
            <text:p>WT 23</text:p>
          </table:table-cell>
          <table:table-cell office:value-type="float" office:value="1.79094723394344" calcext:value-type="float">
            <text:p>1.79094723394344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29]*[.C229]" office:value-type="float" office:value="89.4516036030903" calcext:value-type="float">
            <text:p>89.4516036030903</text:p>
          </table:table-cell>
          <table:table-cell table:formula="of:=[.B229]*[.C229]*[.D229]/1000" office:value-type="float" office:value="0.16020310204476" calcext:value-type="float">
            <text:p>0.16020310204476</text:p>
          </table:table-cell>
        </table:table-row>
        <table:table-row table:style-name="ro1">
          <table:table-cell office:value-type="string" calcext:value-type="string">
            <text:p>WT 24</text:p>
          </table:table-cell>
          <table:table-cell office:value-type="float" office:value="1.82781326769778" calcext:value-type="float">
            <text:p>1.82781326769778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30]*[.C230]" office:value-type="float" office:value="89.4516036030903" calcext:value-type="float">
            <text:p>89.4516036030903</text:p>
          </table:table-cell>
          <table:table-cell table:formula="of:=[.B230]*[.C230]*[.D230]/1000" office:value-type="float" office:value="0.163500827882571" calcext:value-type="float">
            <text:p>0.163500827882571</text:p>
          </table:table-cell>
        </table:table-row>
        <table:table-row table:style-name="ro1">
          <table:table-cell office:value-type="string" calcext:value-type="string">
            <text:p>WT 25</text:p>
          </table:table-cell>
          <table:table-cell office:value-type="float" office:value="1.77960494608556" calcext:value-type="float">
            <text:p>1.77960494608556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31]*[.C231]" office:value-type="float" office:value="89.4516036030903" calcext:value-type="float">
            <text:p>89.4516036030903</text:p>
          </table:table-cell>
          <table:table-cell table:formula="of:=[.B231]*[.C231]*[.D231]/1000" office:value-type="float" office:value="0.159188516207344" calcext:value-type="float">
            <text:p>0.159188516207344</text:p>
          </table:table-cell>
        </table:table-row>
        <table:table-row table:style-name="ro1">
          <table:table-cell office:value-type="string" calcext:value-type="string">
            <text:p>WT 26</text:p>
          </table:table-cell>
          <table:table-cell office:value-type="float" office:value="1.78397259728178" calcext:value-type="float">
            <text:p>1.78397259728178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32]*[.C232]" office:value-type="float" office:value="89.4516036030903" calcext:value-type="float">
            <text:p>89.4516036030903</text:p>
          </table:table-cell>
          <table:table-cell table:formula="of:=[.B232]*[.C232]*[.D232]/1000" office:value-type="float" office:value="0.159579209610825" calcext:value-type="float">
            <text:p>0.159579209610825</text:p>
          </table:table-cell>
        </table:table-row>
        <table:table-row table:style-name="ro1">
          <table:table-cell office:value-type="string" calcext:value-type="string">
            <text:p>WT 27</text:p>
          </table:table-cell>
          <table:table-cell office:value-type="float" office:value="1.80769789029556" calcext:value-type="float">
            <text:p>1.80769789029556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33]*[.C233]" office:value-type="float" office:value="89.4516036030903" calcext:value-type="float">
            <text:p>89.4516036030903</text:p>
          </table:table-cell>
          <table:table-cell table:formula="of:=[.B233]*[.C233]*[.D233]/1000" office:value-type="float" office:value="0.161701475116861" calcext:value-type="float">
            <text:p>0.161701475116861</text:p>
          </table:table-cell>
        </table:table-row>
        <table:table-row table:style-name="ro1">
          <table:table-cell office:value-type="string" calcext:value-type="string">
            <text:p>WT 28</text:p>
          </table:table-cell>
          <table:table-cell office:value-type="float" office:value="1.900383333334" calcext:value-type="float">
            <text:p>1.900383333334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34]*[.C234]" office:value-type="float" office:value="89.4516036030903" calcext:value-type="float">
            <text:p>89.4516036030903</text:p>
          </table:table-cell>
          <table:table-cell table:formula="of:=[.B234]*[.C234]*[.D234]/1000" office:value-type="float" office:value="0.169992336627312" calcext:value-type="float">
            <text:p>0.169992336627312</text:p>
          </table:table-cell>
        </table:table-row>
        <table:table-row table:style-name="ro1">
          <table:table-cell office:value-type="string" calcext:value-type="string">
            <text:p>WT 29</text:p>
          </table:table-cell>
          <table:table-cell office:value-type="float" office:value="1.79819029535922" calcext:value-type="float">
            <text:p>1.79819029535922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35]*[.C235]" office:value-type="float" office:value="89.4516036030903" calcext:value-type="float">
            <text:p>89.4516036030903</text:p>
          </table:table-cell>
          <table:table-cell table:formula="of:=[.B235]*[.C235]*[.D235]/1000" office:value-type="float" office:value="0.160851005503397" calcext:value-type="float">
            <text:p>0.160851005503397</text:p>
          </table:table-cell>
        </table:table-row>
        <table:table-row table:style-name="ro1">
          <table:table-cell office:value-type="string" calcext:value-type="string">
            <text:p>WT 30</text:p>
          </table:table-cell>
          <table:table-cell office:value-type="float" office:value="1.81540189873378" calcext:value-type="float">
            <text:p>1.81540189873378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36]*[.C236]" office:value-type="float" office:value="89.4516036030903" calcext:value-type="float">
            <text:p>89.4516036030903</text:p>
          </table:table-cell>
          <table:table-cell table:formula="of:=[.B236]*[.C236]*[.D236]/1000" office:value-type="float" office:value="0.162390611025832" calcext:value-type="float">
            <text:p>0.162390611025832</text:p>
          </table:table-cell>
        </table:table-row>
        <table:table-row table:style-name="ro1">
          <table:table-cell office:value-type="string" calcext:value-type="string">
            <text:p>WT 31</text:p>
          </table:table-cell>
          <table:table-cell office:value-type="float" office:value="1.82204526488522" calcext:value-type="float">
            <text:p>1.82204526488522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37]*[.C237]" office:value-type="float" office:value="89.4516036030903" calcext:value-type="float">
            <text:p>89.4516036030903</text:p>
          </table:table-cell>
          <table:table-cell table:formula="of:=[.B237]*[.C237]*[.D237]/1000" office:value-type="float" office:value="0.1629848707814" calcext:value-type="float">
            <text:p>0.1629848707814</text:p>
          </table:table-cell>
        </table:table-row>
        <table:table-row table:style-name="ro1">
          <table:table-cell office:value-type="string" calcext:value-type="string">
            <text:p>WT 32</text:p>
          </table:table-cell>
          <table:table-cell office:value-type="float" office:value="1.825411040788" calcext:value-type="float">
            <text:p>1.825411040788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38]*[.C238]" office:value-type="float" office:value="89.4516036030903" calcext:value-type="float">
            <text:p>89.4516036030903</text:p>
          </table:table-cell>
          <table:table-cell table:formula="of:=[.B238]*[.C238]*[.D238]/1000" office:value-type="float" office:value="0.163285944833273" calcext:value-type="float">
            <text:p>0.163285944833273</text:p>
          </table:table-cell>
        </table:table-row>
        <table:table-row table:style-name="ro1">
          <table:table-cell office:value-type="string" calcext:value-type="string">
            <text:p>WT 33</text:p>
          </table:table-cell>
          <table:table-cell office:value-type="float" office:value="1.85254887482411" calcext:value-type="float">
            <text:p>1.85254887482411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39]*[.C239]" office:value-type="float" office:value="89.4516036030903" calcext:value-type="float">
            <text:p>89.4516036030903</text:p>
          </table:table-cell>
          <table:table-cell table:formula="of:=[.B239]*[.C239]*[.D239]/1000" office:value-type="float" office:value="0.165713467606117" calcext:value-type="float">
            <text:p>0.165713467606117</text:p>
          </table:table-cell>
        </table:table-row>
        <table:table-row table:style-name="ro1">
          <table:table-cell office:value-type="string" calcext:value-type="string">
            <text:p>WT 34</text:p>
          </table:table-cell>
          <table:table-cell office:value-type="float" office:value="1.80588837318278" calcext:value-type="float">
            <text:p>1.80588837318278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40]*[.C240]" office:value-type="float" office:value="89.4516036030903" calcext:value-type="float">
            <text:p>89.4516036030903</text:p>
          </table:table-cell>
          <table:table-cell table:formula="of:=[.B240]*[.C240]*[.D240]/1000" office:value-type="float" office:value="0.161539610909376" calcext:value-type="float">
            <text:p>0.161539610909376</text:p>
          </table:table-cell>
        </table:table-row>
        <table:table-row table:style-name="ro1">
          <table:table-cell office:value-type="string" calcext:value-type="string">
            <text:p>WT 35</text:p>
          </table:table-cell>
          <table:table-cell office:value-type="float" office:value="1.82960689170111" calcext:value-type="float">
            <text:p>1.82960689170111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41]*[.C241]" office:value-type="float" office:value="89.4516036030903" calcext:value-type="float">
            <text:p>89.4516036030903</text:p>
          </table:table-cell>
          <table:table-cell table:formula="of:=[.B241]*[.C241]*[.D241]/1000" office:value-type="float" office:value="0.16366127042593" calcext:value-type="float">
            <text:p>0.16366127042593</text:p>
          </table:table-cell>
        </table:table-row>
        <table:table-row table:style-name="ro1">
          <table:table-cell office:value-type="string" calcext:value-type="string">
            <text:p>WT 36</text:p>
          </table:table-cell>
          <table:table-cell office:value-type="float" office:value="1.81045082044056" calcext:value-type="float">
            <text:p>1.81045082044056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42]*[.C242]" office:value-type="float" office:value="89.4516036030903" calcext:value-type="float">
            <text:p>89.4516036030903</text:p>
          </table:table-cell>
          <table:table-cell table:formula="of:=[.B242]*[.C242]*[.D242]/1000" office:value-type="float" office:value="0.161947729132939" calcext:value-type="float">
            <text:p>0.161947729132939</text:p>
          </table:table-cell>
        </table:table-row>
        <table:table-row table:style-name="ro1">
          <table:table-cell office:value-type="string" calcext:value-type="string">
            <text:p>WT 37</text:p>
          </table:table-cell>
          <table:table-cell office:value-type="float" office:value="1.74704015471122" calcext:value-type="float">
            <text:p>1.74704015471122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43]*[.C243]" office:value-type="float" office:value="89.4516036030903" calcext:value-type="float">
            <text:p>89.4516036030903</text:p>
          </table:table-cell>
          <table:table-cell table:formula="of:=[.B243]*[.C243]*[.D243]/1000" office:value-type="float" office:value="0.15627554339791" calcext:value-type="float">
            <text:p>0.15627554339791</text:p>
          </table:table-cell>
        </table:table-row>
        <table:table-row table:style-name="ro1">
          <table:table-cell office:value-type="string" calcext:value-type="string">
            <text:p>WT 38</text:p>
          </table:table-cell>
          <table:table-cell office:value-type="float" office:value="1.83564439756233" calcext:value-type="float">
            <text:p>1.83564439756233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44]*[.C244]" office:value-type="float" office:value="89.4516036030903" calcext:value-type="float">
            <text:p>89.4516036030903</text:p>
          </table:table-cell>
          <table:table-cell table:formula="of:=[.B244]*[.C244]*[.D244]/1000" office:value-type="float" office:value="0.164201335006979" calcext:value-type="float">
            <text:p>0.164201335006979</text:p>
          </table:table-cell>
        </table:table-row>
        <table:table-row table:style-name="ro1">
          <table:table-cell office:value-type="string" calcext:value-type="string">
            <text:p>WT 39</text:p>
          </table:table-cell>
          <table:table-cell office:value-type="float" office:value="1.77765096108722" calcext:value-type="float">
            <text:p>1.77765096108722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45]*[.C245]" office:value-type="float" office:value="89.4516036030903" calcext:value-type="float">
            <text:p>89.4516036030903</text:p>
          </table:table-cell>
          <table:table-cell table:formula="of:=[.B245]*[.C245]*[.D245]/1000" office:value-type="float" office:value="0.159013729115827" calcext:value-type="float">
            <text:p>0.159013729115827</text:p>
          </table:table-cell>
        </table:table-row>
        <table:table-row table:style-name="ro1">
          <table:table-cell office:value-type="string" calcext:value-type="string">
            <text:p>WT 40</text:p>
          </table:table-cell>
          <table:table-cell office:value-type="float" office:value="1.77146790904989" calcext:value-type="float">
            <text:p>1.77146790904989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46]*[.C246]" office:value-type="float" office:value="89.4516036030903" calcext:value-type="float">
            <text:p>89.4516036030903</text:p>
          </table:table-cell>
          <table:table-cell table:formula="of:=[.B246]*[.C246]*[.D246]/1000" office:value-type="float" office:value="0.158460645195926" calcext:value-type="float">
            <text:p>0.158460645195926</text:p>
          </table:table-cell>
        </table:table-row>
        <table:table-row table:style-name="ro1">
          <table:table-cell office:value-type="string" calcext:value-type="string">
            <text:p>WT 41</text:p>
          </table:table-cell>
          <table:table-cell office:value-type="float" office:value="1.79985325832167" calcext:value-type="float">
            <text:p>1.79985325832167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47]*[.C247]" office:value-type="float" office:value="89.4516036030903" calcext:value-type="float">
            <text:p>89.4516036030903</text:p>
          </table:table-cell>
          <table:table-cell table:formula="of:=[.B247]*[.C247]*[.D247]/1000" office:value-type="float" office:value="0.160999760207121" calcext:value-type="float">
            <text:p>0.160999760207121</text:p>
          </table:table-cell>
        </table:table-row>
        <table:table-row table:style-name="ro1">
          <table:table-cell office:value-type="string" calcext:value-type="string">
            <text:p>WT 42</text:p>
          </table:table-cell>
          <table:table-cell office:value-type="float" office:value="1.78759088138778" calcext:value-type="float">
            <text:p>1.78759088138778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48]*[.C248]" office:value-type="float" office:value="89.4516036030903" calcext:value-type="float">
            <text:p>89.4516036030903</text:p>
          </table:table-cell>
          <table:table-cell table:formula="of:=[.B248]*[.C248]*[.D248]/1000" office:value-type="float" office:value="0.159902870926399" calcext:value-type="float">
            <text:p>0.159902870926399</text:p>
          </table:table-cell>
        </table:table-row>
        <table:table-row table:style-name="ro1">
          <table:table-cell office:value-type="string" calcext:value-type="string">
            <text:p>WT 43</text:p>
          </table:table-cell>
          <table:table-cell office:value-type="float" office:value="1.815155672762" calcext:value-type="float">
            <text:p>1.815155672762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49]*[.C249]" office:value-type="float" office:value="89.4516036030903" calcext:value-type="float">
            <text:p>89.4516036030903</text:p>
          </table:table-cell>
          <table:table-cell table:formula="of:=[.B249]*[.C249]*[.D249]/1000" office:value-type="float" office:value="0.162368585717807" calcext:value-type="float">
            <text:p>0.162368585717807</text:p>
          </table:table-cell>
        </table:table-row>
        <table:table-row table:style-name="ro1">
          <table:table-cell office:value-type="string" calcext:value-type="string">
            <text:p>WT 44</text:p>
          </table:table-cell>
          <table:table-cell office:value-type="float" office:value="1.82002681669033" calcext:value-type="float">
            <text:p>1.82002681669033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50]*[.C250]" office:value-type="float" office:value="89.4516036030903" calcext:value-type="float">
            <text:p>89.4516036030903</text:p>
          </table:table-cell>
          <table:table-cell table:formula="of:=[.B250]*[.C250]*[.D250]/1000" office:value-type="float" office:value="0.162804317353578" calcext:value-type="float">
            <text:p>0.162804317353578</text:p>
          </table:table-cell>
        </table:table-row>
        <table:table-row table:style-name="ro1">
          <table:table-cell office:value-type="string" calcext:value-type="string">
            <text:p>WT 45</text:p>
          </table:table-cell>
          <table:table-cell office:value-type="float" office:value="1.90165382090867" calcext:value-type="float">
            <text:p>1.90165382090867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51]*[.C251]" office:value-type="float" office:value="89.4516036030903" calcext:value-type="float">
            <text:p>89.4516036030903</text:p>
          </table:table-cell>
          <table:table-cell table:formula="of:=[.B251]*[.C251]*[.D251]/1000" office:value-type="float" office:value="0.170105983778224" calcext:value-type="float">
            <text:p>0.170105983778224</text:p>
          </table:table-cell>
        </table:table-row>
        <table:table-row table:style-name="ro1">
          <table:table-cell office:value-type="string" calcext:value-type="string">
            <text:p>WT 46</text:p>
          </table:table-cell>
          <table:table-cell office:value-type="float" office:value="1.73766277543356" calcext:value-type="float">
            <text:p>1.73766277543356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52]*[.C252]" office:value-type="float" office:value="89.4516036030903" calcext:value-type="float">
            <text:p>89.4516036030903</text:p>
          </table:table-cell>
          <table:table-cell table:formula="of:=[.B252]*[.C252]*[.D252]/1000" office:value-type="float" office:value="0.155436721783929" calcext:value-type="float">
            <text:p>0.155436721783929</text:p>
          </table:table-cell>
        </table:table-row>
        <table:table-row table:style-name="ro1">
          <table:table-cell office:value-type="string" calcext:value-type="string">
            <text:p>WT 47</text:p>
          </table:table-cell>
          <table:table-cell office:value-type="float" office:value="1.84206247069833" calcext:value-type="float">
            <text:p>1.84206247069833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53]*[.C253]" office:value-type="float" office:value="89.4516036030903" calcext:value-type="float">
            <text:p>89.4516036030903</text:p>
          </table:table-cell>
          <table:table-cell table:formula="of:=[.B253]*[.C253]*[.D253]/1000" office:value-type="float" office:value="0.164775441941036" calcext:value-type="float">
            <text:p>0.164775441941036</text:p>
          </table:table-cell>
        </table:table-row>
        <table:table-row table:style-name="ro1">
          <table:table-cell office:value-type="string" calcext:value-type="string">
            <text:p>WT 48</text:p>
          </table:table-cell>
          <table:table-cell office:value-type="float" office:value="1.78415621190889" calcext:value-type="float">
            <text:p>1.78415621190889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54]*[.C254]" office:value-type="float" office:value="89.4516036030903" calcext:value-type="float">
            <text:p>89.4516036030903</text:p>
          </table:table-cell>
          <table:table-cell table:formula="of:=[.B254]*[.C254]*[.D254]/1000" office:value-type="float" office:value="0.159595634233665" calcext:value-type="float">
            <text:p>0.159595634233665</text:p>
          </table:table-cell>
        </table:table-row>
        <table:table-row table:style-name="ro1">
          <table:table-cell office:value-type="string" calcext:value-type="string">
            <text:p>WT 49</text:p>
          </table:table-cell>
          <table:table-cell office:value-type="float" office:value="1.759924613221" calcext:value-type="float">
            <text:p>1.759924613221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55]*[.C255]" office:value-type="float" office:value="89.4516036030903" calcext:value-type="float">
            <text:p>89.4516036030903</text:p>
          </table:table-cell>
          <table:table-cell table:formula="of:=[.B255]*[.C255]*[.D255]/1000" office:value-type="float" office:value="0.157428078873167" calcext:value-type="float">
            <text:p>0.157428078873167</text:p>
          </table:table-cell>
        </table:table-row>
        <table:table-row table:style-name="ro1">
          <table:table-cell office:value-type="string" calcext:value-type="string">
            <text:p>WT 50</text:p>
          </table:table-cell>
          <table:table-cell office:value-type="float" office:value="1.83673457571511" calcext:value-type="float">
            <text:p>1.83673457571511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56]*[.C256]" office:value-type="float" office:value="89.4516036030903" calcext:value-type="float">
            <text:p>89.4516036030903</text:p>
          </table:table-cell>
          <table:table-cell table:formula="of:=[.B256]*[.C256]*[.D256]/1000" office:value-type="float" office:value="0.164298853190958" calcext:value-type="float">
            <text:p>0.164298853190958</text:p>
          </table:table-cell>
        </table:table-row>
        <table:table-row table:style-name="ro1">
          <table:table-cell office:value-type="string" calcext:value-type="string">
            <text:p>WT 51</text:p>
          </table:table-cell>
          <table:table-cell office:value-type="float" office:value="1.90730511017278" calcext:value-type="float">
            <text:p>1.90730511017278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57]*[.C257]" office:value-type="float" office:value="89.4516036030903" calcext:value-type="float">
            <text:p>89.4516036030903</text:p>
          </table:table-cell>
          <table:table-cell table:formula="of:=[.B257]*[.C257]*[.D257]/1000" office:value-type="float" office:value="0.170611500665324" calcext:value-type="float">
            <text:p>0.170611500665324</text:p>
          </table:table-cell>
        </table:table-row>
        <table:table-row table:style-name="ro1">
          <table:table-cell office:value-type="string" calcext:value-type="string">
            <text:p>WT 52</text:p>
          </table:table-cell>
          <table:table-cell office:value-type="float" office:value="1.78537079231" calcext:value-type="float">
            <text:p>1.78537079231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58]*[.C258]" office:value-type="float" office:value="89.4516036030903" calcext:value-type="float">
            <text:p>89.4516036030903</text:p>
          </table:table-cell>
          <table:table-cell table:formula="of:=[.B258]*[.C258]*[.D258]/1000" office:value-type="float" office:value="0.159704280398249" calcext:value-type="float">
            <text:p>0.159704280398249</text:p>
          </table:table-cell>
        </table:table-row>
        <table:table-row table:style-name="ro1">
          <table:table-cell office:value-type="string" calcext:value-type="string">
            <text:p>WT 53</text:p>
          </table:table-cell>
          <table:table-cell office:value-type="float" office:value="1.78048265354" calcext:value-type="float">
            <text:p>1.78048265354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59]*[.C259]" office:value-type="float" office:value="89.4516036030903" calcext:value-type="float">
            <text:p>89.4516036030903</text:p>
          </table:table-cell>
          <table:table-cell table:formula="of:=[.B259]*[.C259]*[.D259]/1000" office:value-type="float" office:value="0.159267028546638" calcext:value-type="float">
            <text:p>0.159267028546638</text:p>
          </table:table-cell>
        </table:table-row>
        <table:table-row table:style-name="ro1">
          <table:table-cell office:value-type="string" calcext:value-type="string">
            <text:p>WT 54</text:p>
          </table:table-cell>
          <table:table-cell office:value-type="float" office:value="1.73841364275789" calcext:value-type="float">
            <text:p>1.73841364275789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60]*[.C260]" office:value-type="float" office:value="89.4516036030903" calcext:value-type="float">
            <text:p>89.4516036030903</text:p>
          </table:table-cell>
          <table:table-cell table:formula="of:=[.B260]*[.C260]*[.D260]/1000" office:value-type="float" office:value="0.155503888070183" calcext:value-type="float">
            <text:p>0.155503888070183</text:p>
          </table:table-cell>
        </table:table-row>
        <table:table-row table:style-name="ro1">
          <table:table-cell office:value-type="string" calcext:value-type="string">
            <text:p>WT 55</text:p>
          </table:table-cell>
          <table:table-cell office:value-type="float" office:value="1.806415072668" calcext:value-type="float">
            <text:p>1.806415072668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61]*[.C261]" office:value-type="float" office:value="89.4516036030903" calcext:value-type="float">
            <text:p>89.4516036030903</text:p>
          </table:table-cell>
          <table:table-cell table:formula="of:=[.B261]*[.C261]*[.D261]/1000" office:value-type="float" office:value="0.161586725022946" calcext:value-type="float">
            <text:p>0.161586725022946</text:p>
          </table:table-cell>
        </table:table-row>
        <table:table-row table:style-name="ro1">
          <table:table-cell office:value-type="string" calcext:value-type="string">
            <text:p>WT 56</text:p>
          </table:table-cell>
          <table:table-cell office:value-type="float" office:value="1.781059587434" calcext:value-type="float">
            <text:p>1.781059587434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62]*[.C262]" office:value-type="float" office:value="89.4516036030903" calcext:value-type="float">
            <text:p>89.4516036030903</text:p>
          </table:table-cell>
          <table:table-cell table:formula="of:=[.B262]*[.C262]*[.D262]/1000" office:value-type="float" office:value="0.15931863620863" calcext:value-type="float">
            <text:p>0.15931863620863</text:p>
          </table:table-cell>
        </table:table-row>
        <table:table-row table:style-name="ro1">
          <table:table-cell office:value-type="string" calcext:value-type="string">
            <text:p>WT 57</text:p>
          </table:table-cell>
          <table:table-cell office:value-type="float" office:value="1.79005100796756" calcext:value-type="float">
            <text:p>1.79005100796756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63]*[.C263]" office:value-type="float" office:value="89.4516036030903" calcext:value-type="float">
            <text:p>89.4516036030903</text:p>
          </table:table-cell>
          <table:table-cell table:formula="of:=[.B263]*[.C263]*[.D263]/1000" office:value-type="float" office:value="0.160122933194026" calcext:value-type="float">
            <text:p>0.160122933194026</text:p>
          </table:table-cell>
        </table:table-row>
        <table:table-row table:style-name="ro1">
          <table:table-cell office:value-type="string" calcext:value-type="string">
            <text:p>WT 58</text:p>
          </table:table-cell>
          <table:table-cell office:value-type="float" office:value="1.76949127988822" calcext:value-type="float">
            <text:p>1.76949127988822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64]*[.C264]" office:value-type="float" office:value="89.4516036030903" calcext:value-type="float">
            <text:p>89.4516036030903</text:p>
          </table:table-cell>
          <table:table-cell table:formula="of:=[.B264]*[.C264]*[.D264]/1000" office:value-type="float" office:value="0.158283832547686" calcext:value-type="float">
            <text:p>0.158283832547686</text:p>
          </table:table-cell>
        </table:table-row>
        <table:table-row table:style-name="ro1">
          <table:table-cell office:value-type="string" calcext:value-type="string">
            <text:p>WT 59</text:p>
          </table:table-cell>
          <table:table-cell office:value-type="float" office:value="1.81346769807678" calcext:value-type="float">
            <text:p>1.81346769807678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65]*[.C265]" office:value-type="float" office:value="89.4516036030903" calcext:value-type="float">
            <text:p>89.4516036030903</text:p>
          </table:table-cell>
          <table:table-cell table:formula="of:=[.B265]*[.C265]*[.D265]/1000" office:value-type="float" office:value="0.162217593675373" calcext:value-type="float">
            <text:p>0.162217593675373</text:p>
          </table:table-cell>
        </table:table-row>
        <table:table-row table:style-name="ro1">
          <table:table-cell office:value-type="string" calcext:value-type="string">
            <text:p>WT 60</text:p>
          </table:table-cell>
          <table:table-cell office:value-type="float" office:value="1.85174132677044" calcext:value-type="float">
            <text:p>1.85174132677044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66]*[.C266]" office:value-type="float" office:value="89.4516036030903" calcext:value-type="float">
            <text:p>89.4516036030903</text:p>
          </table:table-cell>
          <table:table-cell table:formula="of:=[.B266]*[.C266]*[.D266]/1000" office:value-type="float" office:value="0.16564123113773" calcext:value-type="float">
            <text:p>0.16564123113773</text:p>
          </table:table-cell>
        </table:table-row>
        <table:table-row table:style-name="ro1">
          <table:table-cell office:value-type="string" calcext:value-type="string">
            <text:p>WT 61</text:p>
          </table:table-cell>
          <table:table-cell office:value-type="float" office:value="1.81016826066522" calcext:value-type="float">
            <text:p>1.81016826066522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67]*[.C267]" office:value-type="float" office:value="89.4516036030903" calcext:value-type="float">
            <text:p>89.4516036030903</text:p>
          </table:table-cell>
          <table:table-cell table:formula="of:=[.B267]*[.C267]*[.D267]/1000" office:value-type="float" office:value="0.161922453707921" calcext:value-type="float">
            <text:p>0.161922453707921</text:p>
          </table:table-cell>
        </table:table-row>
        <table:table-row table:style-name="ro1">
          <table:table-cell office:value-type="string" calcext:value-type="string">
            <text:p>WT 62</text:p>
          </table:table-cell>
          <table:table-cell office:value-type="float" office:value="1.81632498827833" calcext:value-type="float">
            <text:p>1.81632498827833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68]*[.C268]" office:value-type="float" office:value="89.4516036030903" calcext:value-type="float">
            <text:p>89.4516036030903</text:p>
          </table:table-cell>
          <table:table-cell table:formula="of:=[.B268]*[.C268]*[.D268]/1000" office:value-type="float" office:value="0.162473182865861" calcext:value-type="float">
            <text:p>0.162473182865861</text:p>
          </table:table-cell>
        </table:table-row>
        <table:table-row table:style-name="ro1">
          <table:table-cell office:value-type="string" calcext:value-type="string">
            <text:p>WT 63</text:p>
          </table:table-cell>
          <table:table-cell office:value-type="float" office:value="1.833818026254" calcext:value-type="float">
            <text:p>1.833818026254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5724.90263059778" calcext:value-type="float">
            <text:p>5724.90263059778</text:p>
          </table:table-cell>
          <table:table-cell table:formula="of:=[.D269]*[.C269]" office:value-type="float" office:value="89.4516036030903" calcext:value-type="float">
            <text:p>89.4516036030903</text:p>
          </table:table-cell>
          <table:table-cell table:formula="of:=[.B269]*[.C269]*[.D269]/1000" office:value-type="float" office:value="0.164037963164674" calcext:value-type="float">
            <text:p>0.164037963164674</text:p>
          </table:table-cell>
        </table:table-row>
        <table:table-row table:style-name="ro1">
          <table:table-cell table:number-columns-repeated="5"/>
          <table:table-cell table:formula="of:=SUM([.F206:.F269])" office:value-type="float" office:value="10.3693215450626" calcext:value-type="float">
            <text:p>10.36932154506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.00.0000</text:date>, <text:time style:data-style-name="N2" text:time-value="10:45:32.916666312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1:11:32.618544765</meta:creation-date>
    <dc:date>2017-12-15T11:10:40.064206718</dc:date>
    <meta:editing-duration>PT23M9S</meta:editing-duration>
    <meta:editing-cycles>3</meta:editing-cycles>
    <meta:generator>LibreOffice/5.3.1.2$Linux_X86_64 LibreOffice_project/30m0$Build-2</meta:generator>
    <meta:document-statistic meta:table-count="1" meta:cell-count="1463" meta:object-count="0"/>
  </office:meta>
</office:document-meta>
</file>